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493240" table:style-name="ce5">
            <text:p>5.493.240</text:p>
          </table:table-cell>
          <table:table-cell office:value-type="float" office:value="833000" table:style-name="ce5">
            <text:p>833.000</text:p>
          </table:table-cell>
          <table:table-cell office:value-type="float" office:value="1455800" table:style-name="ce5">
            <text:p>1.455.800</text:p>
          </table:table-cell>
          <table:table-cell office:value-type="float" office:value="299300" table:style-name="ce5">
            <text:p>299.300</text:p>
          </table:table-cell>
          <table:table-cell office:value-type="float" office:value="8081340" table:style-name="ce6">
            <text:p>8.081.340</text:p>
          </table:table-cell>
          <table:table-cell office:value-type="float" office:value="7733361" table:style-name="ce6">
            <text:p>7.733.361</text:p>
          </table:table-cell>
          <table:table-cell office:value-type="percentage" office:value="0.9569404331459882" table:style-name="ce7">
            <text:p>95,7%</text:p>
          </table:table-cell>
          <table:table-cell office:value-type="float" office:value="4683582" table:style-name="ce5">
            <text:p>4.683.582</text:p>
          </table:table-cell>
          <table:table-cell office:value-type="float" office:value="3203990" table:style-name="ce5">
            <text:p>3.203.990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974925" table:style-name="ce5">
            <text:p>974.925</text:p>
          </table:table-cell>
          <table:table-cell office:value-type="float" office:value="136100" table:style-name="ce5">
            <text:p>136.100</text:p>
          </table:table-cell>
          <table:table-cell office:value-type="float" office:value="228700" table:style-name="ce5">
            <text:p>228.700</text:p>
          </table:table-cell>
          <table:table-cell office:value-type="float" office:value="46800" table:style-name="ce5">
            <text:p>46.800</text:p>
          </table:table-cell>
          <table:table-cell office:value-type="float" office:value="1386525" table:style-name="ce6">
            <text:p>1.386.525</text:p>
          </table:table-cell>
          <table:table-cell office:value-type="float" office:value="1265011" table:style-name="ce6">
            <text:p>1.265.011</text:p>
          </table:table-cell>
          <table:table-cell office:value-type="percentage" office:value="0.91236075801013328" table:style-name="ce7">
            <text:p>91,2%</text:p>
          </table:table-cell>
          <table:table-cell office:value-type="float" office:value="756687" table:style-name="ce5">
            <text:p>756.687</text:p>
          </table:table-cell>
          <table:table-cell office:value-type="float" office:value="566679" table:style-name="ce5">
            <text:p>566.679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831605" table:style-name="ce5">
            <text:p>831.605</text:p>
          </table:table-cell>
          <table:table-cell office:value-type="float" office:value="113200" table:style-name="ce5">
            <text:p>113.200</text:p>
          </table:table-cell>
          <table:table-cell office:value-type="float" office:value="175400" table:style-name="ce5">
            <text:p>175.400</text:p>
          </table:table-cell>
          <table:table-cell office:value-type="float" office:value="36100" table:style-name="ce5">
            <text:p>36.100</text:p>
          </table:table-cell>
          <table:table-cell office:value-type="float" office:value="1156305" table:style-name="ce6">
            <text:p>1.156.305</text:p>
          </table:table-cell>
          <table:table-cell office:value-type="float" office:value="1129833" table:style-name="ce6">
            <text:p>1.129.833</text:p>
          </table:table-cell>
          <table:table-cell office:value-type="percentage" office:value="0.97710638629081425" table:style-name="ce7">
            <text:p>97,7%</text:p>
          </table:table-cell>
          <table:table-cell office:value-type="float" office:value="677516" table:style-name="ce5">
            <text:p>677.516</text:p>
          </table:table-cell>
          <table:table-cell office:value-type="float" office:value="490643" table:style-name="ce5">
            <text:p>490.643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02360" table:style-name="ce5">
            <text:p>702.360</text:p>
          </table:table-cell>
          <table:table-cell office:value-type="float" office:value="106600" table:style-name="ce5">
            <text:p>106.600</text:p>
          </table:table-cell>
          <table:table-cell office:value-type="float" office:value="201400" table:style-name="ce5">
            <text:p>201.400</text:p>
          </table:table-cell>
          <table:table-cell office:value-type="float" office:value="41300" table:style-name="ce5">
            <text:p>41.300</text:p>
          </table:table-cell>
          <table:table-cell office:value-type="float" office:value="1051660" table:style-name="ce6">
            <text:p>1.051.660</text:p>
          </table:table-cell>
          <table:table-cell office:value-type="float" office:value="949757" table:style-name="ce6">
            <text:p>949.757</text:p>
          </table:table-cell>
          <table:table-cell office:value-type="percentage" office:value="0.90310271380484186" table:style-name="ce7">
            <text:p>90,3%</text:p>
          </table:table-cell>
          <table:table-cell office:value-type="float" office:value="588046" table:style-name="ce5">
            <text:p>588.046</text:p>
          </table:table-cell>
          <table:table-cell office:value-type="float" office:value="408027" table:style-name="ce5">
            <text:p>408.027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333770" table:style-name="ce5">
            <text:p>1.333.770</text:p>
          </table:table-cell>
          <table:table-cell office:value-type="float" office:value="199900" table:style-name="ce5">
            <text:p>199.900</text:p>
          </table:table-cell>
          <table:table-cell office:value-type="float" office:value="374400" table:style-name="ce5">
            <text:p>374.400</text:p>
          </table:table-cell>
          <table:table-cell office:value-type="float" office:value="76900" table:style-name="ce5">
            <text:p>76.900</text:p>
          </table:table-cell>
          <table:table-cell office:value-type="float" office:value="1984970" table:style-name="ce6">
            <text:p>1.984.970</text:p>
          </table:table-cell>
          <table:table-cell office:value-type="float" office:value="1830167" table:style-name="ce6">
            <text:p>1.830.167</text:p>
          </table:table-cell>
          <table:table-cell office:value-type="percentage" office:value="0.92201242336156219" table:style-name="ce7">
            <text:p>92,2%</text:p>
          </table:table-cell>
          <table:table-cell office:value-type="float" office:value="1131915" table:style-name="ce5">
            <text:p>1.131.915</text:p>
          </table:table-cell>
          <table:table-cell office:value-type="float" office:value="780965" table:style-name="ce5">
            <text:p>780.965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30125" table:style-name="ce5">
            <text:p>430.125</text:p>
          </table:table-cell>
          <table:table-cell office:value-type="float" office:value="59700" table:style-name="ce5">
            <text:p>59.700</text:p>
          </table:table-cell>
          <table:table-cell office:value-type="float" office:value="100200" table:style-name="ce5">
            <text:p>100.200</text:p>
          </table:table-cell>
          <table:table-cell office:value-type="float" office:value="20550" table:style-name="ce5">
            <text:p>20.550</text:p>
          </table:table-cell>
          <table:table-cell office:value-type="float" office:value="610575" table:style-name="ce6">
            <text:p>610.575</text:p>
          </table:table-cell>
          <table:table-cell office:value-type="float" office:value="548439" table:style-name="ce6">
            <text:p>548.439</text:p>
          </table:table-cell>
          <table:table-cell office:value-type="percentage" office:value="0.89823363223191255" table:style-name="ce7">
            <text:p>89,8%</text:p>
          </table:table-cell>
          <table:table-cell office:value-type="float" office:value="331622" table:style-name="ce5">
            <text:p>331.622</text:p>
          </table:table-cell>
          <table:table-cell office:value-type="float" office:value="231383" table:style-name="ce5">
            <text:p>231.383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946595" table:style-name="ce5">
            <text:p>1.946.595</text:p>
          </table:table-cell>
          <table:table-cell office:value-type="float" office:value="273800" table:style-name="ce5">
            <text:p>273.800</text:p>
          </table:table-cell>
          <table:table-cell office:value-type="float" office:value="411900" table:style-name="ce5">
            <text:p>411.900</text:p>
          </table:table-cell>
          <table:table-cell office:value-type="float" office:value="84650" table:style-name="ce5">
            <text:p>84.650</text:p>
          </table:table-cell>
          <table:table-cell office:value-type="float" office:value="2716945" table:style-name="ce6">
            <text:p>2.716.945</text:p>
          </table:table-cell>
          <table:table-cell office:value-type="float" office:value="2408444" table:style-name="ce6">
            <text:p>2.408.444</text:p>
          </table:table-cell>
          <table:table-cell office:value-type="percentage" office:value="0.88645298303793418" table:style-name="ce7">
            <text:p>88,6%</text:p>
          </table:table-cell>
          <table:table-cell office:value-type="float" office:value="1446383" table:style-name="ce5">
            <text:p>1.446.383</text:p>
          </table:table-cell>
          <table:table-cell office:value-type="float" office:value="1063255" table:style-name="ce5">
            <text:p>1.063.255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422585" table:style-name="ce5">
            <text:p>1.422.585</text:p>
          </table:table-cell>
          <table:table-cell office:value-type="float" office:value="212900" table:style-name="ce5">
            <text:p>212.900</text:p>
          </table:table-cell>
          <table:table-cell office:value-type="float" office:value="350900" table:style-name="ce5">
            <text:p>350.900</text:p>
          </table:table-cell>
          <table:table-cell office:value-type="float" office:value="72375" table:style-name="ce5">
            <text:p>72.375</text:p>
          </table:table-cell>
          <table:table-cell office:value-type="float" office:value="2058760" table:style-name="ce6">
            <text:p>2.058.760</text:p>
          </table:table-cell>
          <table:table-cell office:value-type="float" office:value="1889187" table:style-name="ce6">
            <text:p>1.889.187</text:p>
          </table:table-cell>
          <table:table-cell office:value-type="percentage" office:value="0.91763342983154905" table:style-name="ce7">
            <text:p>91,8%</text:p>
          </table:table-cell>
          <table:table-cell office:value-type="float" office:value="1165617" table:style-name="ce5">
            <text:p>1.165.617</text:p>
          </table:table-cell>
          <table:table-cell office:value-type="float" office:value="792039" table:style-name="ce5">
            <text:p>792.039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221160" table:style-name="ce5">
            <text:p>5.221.160</text:p>
          </table:table-cell>
          <table:table-cell office:value-type="float" office:value="762200" table:style-name="ce5">
            <text:p>762.200</text:p>
          </table:table-cell>
          <table:table-cell office:value-type="float" office:value="1338100" table:style-name="ce5">
            <text:p>1.338.100</text:p>
          </table:table-cell>
          <table:table-cell office:value-type="float" office:value="274850" table:style-name="ce5">
            <text:p>274.850</text:p>
          </table:table-cell>
          <table:table-cell office:value-type="float" office:value="7596310" table:style-name="ce6">
            <text:p>7.596.310</text:p>
          </table:table-cell>
          <table:table-cell office:value-type="float" office:value="6840729" table:style-name="ce6">
            <text:p>6.840.729</text:p>
          </table:table-cell>
          <table:table-cell office:value-type="percentage" office:value="0.90053315359694375" table:style-name="ce7">
            <text:p>90,1%</text:p>
          </table:table-cell>
          <table:table-cell office:value-type="float" office:value="4216508" table:style-name="ce5">
            <text:p>4.216.508</text:p>
          </table:table-cell>
          <table:table-cell office:value-type="float" office:value="2812120" table:style-name="ce5">
            <text:p>2.812.120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322990" table:style-name="ce5">
            <text:p>3.322.990</text:p>
          </table:table-cell>
          <table:table-cell office:value-type="float" office:value="486400" table:style-name="ce5">
            <text:p>486.400</text:p>
          </table:table-cell>
          <table:table-cell office:value-type="float" office:value="869800" table:style-name="ce5">
            <text:p>869.800</text:p>
          </table:table-cell>
          <table:table-cell office:value-type="float" office:value="178800" table:style-name="ce5">
            <text:p>178.800</text:p>
          </table:table-cell>
          <table:table-cell office:value-type="float" office:value="4857990" table:style-name="ce6">
            <text:p>4.857.990</text:p>
          </table:table-cell>
          <table:table-cell office:value-type="float" office:value="4304364" table:style-name="ce6">
            <text:p>4.304.364</text:p>
          </table:table-cell>
          <table:table-cell office:value-type="percentage" office:value="0.8860380527749131" table:style-name="ce7">
            <text:p>88,6%</text:p>
          </table:table-cell>
          <table:table-cell office:value-type="float" office:value="2587564" table:style-name="ce5">
            <text:p>2.587.564</text:p>
          </table:table-cell>
          <table:table-cell office:value-type="float" office:value="1866610" table:style-name="ce5">
            <text:p>1.866.610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783395" table:style-name="ce5">
            <text:p>783.395</text:p>
          </table:table-cell>
          <table:table-cell office:value-type="float" office:value="108100" table:style-name="ce5">
            <text:p>108.100</text:p>
          </table:table-cell>
          <table:table-cell office:value-type="float" office:value="183000" table:style-name="ce5">
            <text:p>183.000</text:p>
          </table:table-cell>
          <table:table-cell office:value-type="float" office:value="37600" table:style-name="ce5">
            <text:p>37.600</text:p>
          </table:table-cell>
          <table:table-cell office:value-type="float" office:value="1112095" table:style-name="ce6">
            <text:p>1.112.095</text:p>
          </table:table-cell>
          <table:table-cell office:value-type="float" office:value="1063300" table:style-name="ce6">
            <text:p>1.063.300</text:p>
          </table:table-cell>
          <table:table-cell office:value-type="percentage" office:value="0.95612335277112115" table:style-name="ce7">
            <text:p>95,6%</text:p>
          </table:table-cell>
          <table:table-cell office:value-type="float" office:value="640230" table:style-name="ce5">
            <text:p>640.230</text:p>
          </table:table-cell>
          <table:table-cell office:value-type="float" office:value="472999" table:style-name="ce5">
            <text:p>472.999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103775" table:style-name="ce5">
            <text:p>2.103.775</text:p>
          </table:table-cell>
          <table:table-cell office:value-type="float" office:value="288200" table:style-name="ce5">
            <text:p>288.200</text:p>
          </table:table-cell>
          <table:table-cell office:value-type="float" office:value="464800" table:style-name="ce5">
            <text:p>464.800</text:p>
          </table:table-cell>
          <table:table-cell office:value-type="float" office:value="95700" table:style-name="ce5">
            <text:p>95.700</text:p>
          </table:table-cell>
          <table:table-cell office:value-type="float" office:value="2952475" table:style-name="ce6">
            <text:p>2.952.475</text:p>
          </table:table-cell>
          <table:table-cell office:value-type="float" office:value="2787418" table:style-name="ce6">
            <text:p>2.787.418</text:p>
          </table:table-cell>
          <table:table-cell office:value-type="percentage" office:value="0.94409537760692297" table:style-name="ce7">
            <text:p>94,4%</text:p>
          </table:table-cell>
          <table:table-cell office:value-type="float" office:value="1647206" table:style-name="ce5">
            <text:p>1.647.206</text:p>
          </table:table-cell>
          <table:table-cell office:value-type="float" office:value="1263951" table:style-name="ce5">
            <text:p>1.263.951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30555" table:style-name="ce5">
            <text:p>230.555</text:p>
          </table:table-cell>
          <table:table-cell office:value-type="float" office:value="32100" table:style-name="ce5">
            <text:p>32.100</text:p>
          </table:table-cell>
          <table:table-cell office:value-type="float" office:value="54900" table:style-name="ce5">
            <text:p>54.900</text:p>
          </table:table-cell>
          <table:table-cell office:value-type="float" office:value="11300" table:style-name="ce5">
            <text:p>11.300</text:p>
          </table:table-cell>
          <table:table-cell office:value-type="float" office:value="328855" table:style-name="ce6">
            <text:p>328.855</text:p>
          </table:table-cell>
          <table:table-cell office:value-type="float" office:value="289411" table:style-name="ce6">
            <text:p>289.411</text:p>
          </table:table-cell>
          <table:table-cell office:value-type="percentage" office:value="0.88005655988201492" table:style-name="ce7">
            <text:p>88,0%</text:p>
          </table:table-cell>
          <table:table-cell office:value-type="float" office:value="166909" table:style-name="ce5">
            <text:p>166.909</text:p>
          </table:table-cell>
          <table:table-cell office:value-type="float" office:value="136369" table:style-name="ce5">
            <text:p>136.369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417845" table:style-name="ce5">
            <text:p>4.417.845</text:p>
          </table:table-cell>
          <table:table-cell office:value-type="float" office:value="672900" table:style-name="ce5">
            <text:p>672.900</text:p>
          </table:table-cell>
          <table:table-cell office:value-type="float" office:value="1166300" table:style-name="ce5">
            <text:p>1.166.300</text:p>
          </table:table-cell>
          <table:table-cell office:value-type="float" office:value="239600" table:style-name="ce5">
            <text:p>239.600</text:p>
          </table:table-cell>
          <table:table-cell office:value-type="float" office:value="6496645" table:style-name="ce6">
            <text:p>6.496.645</text:p>
          </table:table-cell>
          <table:table-cell office:value-type="float" office:value="5472235" table:style-name="ce6">
            <text:p>5.472.235</text:p>
          </table:table-cell>
          <table:table-cell office:value-type="percentage" office:value="0.84231707288916047" table:style-name="ce7">
            <text:p>84,2%</text:p>
          </table:table-cell>
          <table:table-cell office:value-type="float" office:value="3291965" table:style-name="ce5">
            <text:p>3.291.965</text:p>
          </table:table-cell>
          <table:table-cell office:value-type="float" office:value="2506715" table:style-name="ce5">
            <text:p>2.506.715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962465" table:style-name="ce5">
            <text:p>962.465</text:p>
          </table:table-cell>
          <table:table-cell office:value-type="float" office:value="142200" table:style-name="ce5">
            <text:p>142.200</text:p>
          </table:table-cell>
          <table:table-cell office:value-type="float" office:value="259900" table:style-name="ce5">
            <text:p>259.900</text:p>
          </table:table-cell>
          <table:table-cell office:value-type="float" office:value="53400" table:style-name="ce5">
            <text:p>53.400</text:p>
          </table:table-cell>
          <table:table-cell office:value-type="float" office:value="1417965" table:style-name="ce6">
            <text:p>1.417.965</text:p>
          </table:table-cell>
          <table:table-cell office:value-type="float" office:value="1271373" table:style-name="ce6">
            <text:p>1.271.373</text:p>
          </table:table-cell>
          <table:table-cell office:value-type="percentage" office:value="0.89661804064275208" table:style-name="ce7">
            <text:p>89,7%</text:p>
          </table:table-cell>
          <table:table-cell office:value-type="float" office:value="772363" table:style-name="ce5">
            <text:p>772.363</text:p>
          </table:table-cell>
          <table:table-cell office:value-type="float" office:value="545305" table:style-name="ce5">
            <text:p>545.305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57035" table:style-name="ce5">
            <text:p>457.035</text:p>
          </table:table-cell>
          <table:table-cell office:value-type="float" office:value="68600" table:style-name="ce5">
            <text:p>68.600</text:p>
          </table:table-cell>
          <table:table-cell office:value-type="float" office:value="113700" table:style-name="ce5">
            <text:p>113.700</text:p>
          </table:table-cell>
          <table:table-cell office:value-type="float" office:value="23350" table:style-name="ce5">
            <text:p>23.350</text:p>
          </table:table-cell>
          <table:table-cell office:value-type="float" office:value="662685" table:style-name="ce6">
            <text:p>662.685</text:p>
          </table:table-cell>
          <table:table-cell office:value-type="float" office:value="612837" table:style-name="ce6">
            <text:p>612.837</text:p>
          </table:table-cell>
          <table:table-cell office:value-type="percentage" office:value="0.92477874103080648" table:style-name="ce7">
            <text:p>92,5%</text:p>
          </table:table-cell>
          <table:table-cell office:value-type="float" office:value="377812" table:style-name="ce5">
            <text:p>377.812</text:p>
          </table:table-cell>
          <table:table-cell office:value-type="float" office:value="270770" table:style-name="ce5">
            <text:p>270.770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600380" table:style-name="ce5">
            <text:p>1.600.380</text:p>
          </table:table-cell>
          <table:table-cell office:value-type="float" office:value="222600" table:style-name="ce5">
            <text:p>222.600</text:p>
          </table:table-cell>
          <table:table-cell office:value-type="float" office:value="380800" table:style-name="ce5">
            <text:p>380.800</text:p>
          </table:table-cell>
          <table:table-cell office:value-type="float" office:value="78550" table:style-name="ce5">
            <text:p>78.550</text:p>
          </table:table-cell>
          <table:table-cell office:value-type="float" office:value="2282330" table:style-name="ce6">
            <text:p>2.282.330</text:p>
          </table:table-cell>
          <table:table-cell office:value-type="float" office:value="2112465" table:style-name="ce6">
            <text:p>2.112.465</text:p>
          </table:table-cell>
          <table:table-cell office:value-type="percentage" office:value="0.92557386530431618" table:style-name="ce7">
            <text:p>92,6%</text:p>
          </table:table-cell>
          <table:table-cell office:value-type="float" office:value="1295403" table:style-name="ce5">
            <text:p>1.295.403</text:p>
          </table:table-cell>
          <table:table-cell office:value-type="float" office:value="929931" table:style-name="ce5">
            <text:p>929.931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9950" table:style-name="ce5">
            <text:p>49.950</text:p>
          </table:table-cell>
          <table:table-cell office:value-type="float" office:value="7900" table:style-name="ce5">
            <text:p>7.9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900" table:style-name="ce6">
            <text:p>75.900</text:p>
          </table:table-cell>
          <table:table-cell office:value-type="float" office:value="71373" table:style-name="ce6">
            <text:p>71.373</text:p>
          </table:table-cell>
          <table:table-cell office:value-type="percentage" office:value="0.94035573122529648" table:style-name="ce7">
            <text:p>94,0%</text:p>
          </table:table-cell>
          <table:table-cell office:value-type="float" office:value="44362" table:style-name="ce5">
            <text:p>44.362</text:p>
          </table:table-cell>
          <table:table-cell office:value-type="float" office:value="31030" table:style-name="ce5">
            <text:p>31.030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9950" table:style-name="ce5">
            <text:p>49.950</text:p>
          </table:table-cell>
          <table:table-cell office:value-type="float" office:value="7800" table:style-name="ce5">
            <text:p>7.8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800" table:style-name="ce6">
            <text:p>75.800</text:p>
          </table:table-cell>
          <table:table-cell office:value-type="float" office:value="65951" table:style-name="ce6">
            <text:p>65.951</text:p>
          </table:table-cell>
          <table:table-cell office:value-type="percentage" office:value="0.87006596306068607" table:style-name="ce7">
            <text:p>87,0%</text:p>
          </table:table-cell>
          <table:table-cell office:value-type="float" office:value="40600" table:style-name="ce5">
            <text:p>40.600</text:p>
          </table:table-cell>
          <table:table-cell office:value-type="float" office:value="30726" table:style-name="ce5">
            <text:p>30.726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45670" table:style-name="ce6">
            <text:p>145.670</text:p>
          </table:table-cell>
          <table:table-cell office:value-type="percentage" office:value="0.85290880134900937" table:style-name="ce7">
            <text:p>85,3%</text:p>
          </table:table-cell>
          <table:table-cell office:value-type="float" office:value="84466" table:style-name="ce5">
            <text:p>84.466</text:p>
          </table:table-cell>
          <table:table-cell office:value-type="float" office:value="62104" table:style-name="ce5">
            <text:p>62.104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490" table:style-name="ce5">
            <text:p>2.490</text:p>
          </table:table-cell>
          <table:table-cell office:value-type="float" office:value="0" table:style-name="ce5">
            <text:p>0</text:p>
          </table:table-cell>
          <table:table-cell office:value-type="float" office:value="2030" table:style-name="ce5">
            <text:p>2.030</text:p>
          </table:table-cell>
          <table:table-cell office:value-type="float" office:value="4520" table:style-name="ce6">
            <text:p>4.520</text:p>
          </table:table-cell>
          <table:table-cell office:value-type="float" office:value="1658" table:style-name="ce6">
            <text:p>1.658</text:p>
          </table:table-cell>
          <table:table-cell office:value-type="percentage" office:value="0.36681415929203542" table:style-name="ce7">
            <text:p>36,7%</text:p>
          </table:table-cell>
          <table:table-cell office:value-type="float" office:value="1481" table:style-name="ce5">
            <text:p>1.481</text:p>
          </table:table-cell>
          <table:table-cell office:value-type="float" office:value="751" table:style-name="ce5">
            <text:p>751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2381097" table:style-name="ce11">
            <text:p>32.381.097</text:p>
          </table:table-cell>
          <table:table-cell office:value-type="float" office:value="4752990" table:style-name="ce12">
            <text:p>4.752.990</text:p>
          </table:table-cell>
          <table:table-cell office:value-type="float" office:value="8266300" table:style-name="ce13">
            <text:p>8.266.300</text:p>
          </table:table-cell>
          <table:table-cell office:value-type="float" office:value="1681055" table:style-name="ce14">
            <text:p>1.681.055</text:p>
          </table:table-cell>
          <table:table-cell office:value-type="float" office:value="47081442" table:style-name="ce15">
            <text:p>47.081.442</text:p>
          </table:table-cell>
          <table:table-cell office:value-type="float" office:value="42792983" table:style-name="ce15">
            <text:p>42.792.983</text:p>
          </table:table-cell>
          <table:table-cell office:value-type="percentage" office:value="0.90891402604023896" table:style-name="ce16">
            <text:p>90,9%</text:p>
          </table:table-cell>
          <table:table-cell office:value-type="float" office:value="25948237" table:style-name="ce15">
            <text:p>25.948.237</text:p>
          </table:table-cell>
          <table:table-cell office:value-type="float" office:value="18466362" table:style-name="ce15">
            <text:p>18.466.362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158417" table:style-name="ce23">
            <text:p>4.158.417</text:p>
          </table:table-cell>
          <table:table-cell office:value-type="percentage" office:value="0.89811149849714234" table:style-name="ce24">
            <text:p>89,8%</text:p>
          </table:table-cell>
          <table:table-cell office:value-type="float" office:value="2542457" table:style-name="ce23">
            <text:p>2.542.457</text:p>
          </table:table-cell>
          <table:table-cell office:value-type="percentage" office:value="0.54910555293866614" table:style-name="ce24">
            <text:p>54,9%</text:p>
          </table:table-cell>
          <table:table-cell office:value-type="date" office:date-value="2021-07-01T00:00:00" table:style-name="ce25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99097" table:style-name="ce5">
            <text:p>699.097</text:p>
          </table:table-cell>
          <table:table-cell office:value-type="percentage" office:value="0.88792488105489642" table:style-name="ce26">
            <text:p>88,8%</text:p>
          </table:table-cell>
          <table:table-cell office:value-type="float" office:value="438003" table:style-name="ce5">
            <text:p>438.003</text:p>
          </table:table-cell>
          <table:table-cell office:value-type="percentage" office:value="0.55630872636656681" table:style-name="ce26">
            <text:p>55,6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1337" table:style-name="ce5">
            <text:p>621.337</text:p>
          </table:table-cell>
          <table:table-cell office:value-type="percentage" office:value="0.91864156187857149" table:style-name="ce26">
            <text:p>91,9%</text:p>
          </table:table-cell>
          <table:table-cell office:value-type="float" office:value="392349" table:style-name="ce5">
            <text:p>392.349</text:p>
          </table:table-cell>
          <table:table-cell office:value-type="percentage" office:value="0.58008471757113389" table:style-name="ce26">
            <text:p>58,0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01631" table:style-name="ce5">
            <text:p>501.631</text:p>
          </table:table-cell>
          <table:table-cell office:value-type="percentage" office:value="0.81005170704294494" table:style-name="ce26">
            <text:p>81,0%</text:p>
          </table:table-cell>
          <table:table-cell office:value-type="float" office:value="286802" table:style-name="ce5">
            <text:p>286.802</text:p>
          </table:table-cell>
          <table:table-cell office:value-type="percentage" office:value="0.46313814274502713" table:style-name="ce26">
            <text:p>46,3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78480" table:style-name="ce5">
            <text:p>978.480</text:p>
          </table:table-cell>
          <table:table-cell office:value-type="percentage" office:value="0.80315522923429872" table:style-name="ce26">
            <text:p>80,3%</text:p>
          </table:table-cell>
          <table:table-cell office:value-type="float" office:value="593306" table:style-name="ce5">
            <text:p>593.306</text:p>
          </table:table-cell>
          <table:table-cell office:value-type="percentage" office:value="0.48699699169741317" table:style-name="ce26">
            <text:p>48,7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15775" table:style-name="ce5">
            <text:p>315.775</text:p>
          </table:table-cell>
          <table:table-cell office:value-type="percentage" office:value="0.87914061238466978" table:style-name="ce26">
            <text:p>87,9%</text:p>
          </table:table-cell>
          <table:table-cell office:value-type="float" office:value="195997" table:style-name="ce5">
            <text:p>195.997</text:p>
          </table:table-cell>
          <table:table-cell office:value-type="percentage" office:value="0.54566993145612575" table:style-name="ce26">
            <text:p>54,6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73742" table:style-name="ce5">
            <text:p>1.373.742</text:p>
          </table:table-cell>
          <table:table-cell office:value-type="percentage" office:value="0.89662703100666918" table:style-name="ce26">
            <text:p>89,7%</text:p>
          </table:table-cell>
          <table:table-cell office:value-type="float" office:value="926512" table:style-name="ce5">
            <text:p>926.512</text:p>
          </table:table-cell>
          <table:table-cell office:value-type="percentage" office:value="0.60472468902606968" table:style-name="ce26">
            <text:p>60,5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37172" table:style-name="ce5">
            <text:p>1.037.172</text:p>
          </table:table-cell>
          <table:table-cell office:value-type="percentage" office:value="0.90124450175613602" table:style-name="ce26">
            <text:p>90,1%</text:p>
          </table:table-cell>
          <table:table-cell office:value-type="float" office:value="625015" table:style-name="ce5">
            <text:p>625.015</text:p>
          </table:table-cell>
          <table:table-cell office:value-type="percentage" office:value="0.54310310369457659" table:style-name="ce26">
            <text:p>54,3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698438" table:style-name="ce5">
            <text:p>3.698.438</text:p>
          </table:table-cell>
          <table:table-cell office:value-type="percentage" office:value="0.85441759901048997" table:style-name="ce26">
            <text:p>85,4%</text:p>
          </table:table-cell>
          <table:table-cell office:value-type="float" office:value="2227592" table:style-name="ce5">
            <text:p>2.227.592</text:p>
          </table:table-cell>
          <table:table-cell office:value-type="percentage" office:value="0.51462098545790824" table:style-name="ce26">
            <text:p>51,5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446081" table:style-name="ce5">
            <text:p>2.446.081</text:p>
          </table:table-cell>
          <table:table-cell office:value-type="percentage" office:value="0.8437546459297085" table:style-name="ce26">
            <text:p>84,4%</text:p>
          </table:table-cell>
          <table:table-cell office:value-type="float" office:value="1564020" table:style-name="ce5">
            <text:p>1.564.020</text:p>
          </table:table-cell>
          <table:table-cell office:value-type="percentage" office:value="0.53949527482000093" table:style-name="ce26">
            <text:p>53,9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86821" table:style-name="ce5">
            <text:p>586.821</text:p>
          </table:table-cell>
          <table:table-cell office:value-type="percentage" office:value="0.94361203303488728" table:style-name="ce26">
            <text:p>94,4%</text:p>
          </table:table-cell>
          <table:table-cell office:value-type="float" office:value="391417" table:style-name="ce5">
            <text:p>391.417</text:p>
          </table:table-cell>
          <table:table-cell office:value-type="percentage" office:value="0.62940111402696308" table:style-name="ce26">
            <text:p>62,9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586772" table:style-name="ce5">
            <text:p>1.586.772</text:p>
          </table:table-cell>
          <table:table-cell office:value-type="percentage" office:value="0.92248769112976503" table:style-name="ce26">
            <text:p>92,2%</text:p>
          </table:table-cell>
          <table:table-cell office:value-type="float" office:value="1070225" table:style-name="ce5">
            <text:p>1.070.225</text:p>
          </table:table-cell>
          <table:table-cell office:value-type="percentage" office:value="0.6221873017921622" table:style-name="ce26">
            <text:p>62,2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7771" table:style-name="ce5">
            <text:p>157.771</text:p>
          </table:table-cell>
          <table:table-cell office:value-type="percentage" office:value="0.83626716703505233" table:style-name="ce26">
            <text:p>83,6%</text:p>
          </table:table-cell>
          <table:table-cell office:value-type="float" office:value="115738" table:style-name="ce5">
            <text:p>115.738</text:p>
          </table:table-cell>
          <table:table-cell office:value-type="percentage" office:value="0.61347072261887725" table:style-name="ce26">
            <text:p>61,3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057470" table:style-name="ce5">
            <text:p>3.057.470</text:p>
          </table:table-cell>
          <table:table-cell office:value-type="percentage" office:value="0.81919630895859907" table:style-name="ce26">
            <text:p>81,9%</text:p>
          </table:table-cell>
          <table:table-cell office:value-type="float" office:value="2045337" table:style-name="ce5">
            <text:p>2.045.337</text:p>
          </table:table-cell>
          <table:table-cell office:value-type="percentage" office:value="0.54801274288102719" table:style-name="ce26">
            <text:p>54,8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01224" table:style-name="ce5">
            <text:p>701.224</text:p>
          </table:table-cell>
          <table:table-cell office:value-type="percentage" office:value="0.89101795189785915" table:style-name="ce26">
            <text:p>89,1%</text:p>
          </table:table-cell>
          <table:table-cell office:value-type="float" office:value="406682" table:style-name="ce5">
            <text:p>406.682</text:p>
          </table:table-cell>
          <table:table-cell office:value-type="percentage" office:value="0.51675493524711813" table:style-name="ce26">
            <text:p>51,7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1948" table:style-name="ce5">
            <text:p>341.948</text:p>
          </table:table-cell>
          <table:table-cell office:value-type="percentage" office:value="0.91065198749394138" table:style-name="ce26">
            <text:p>91,1%</text:p>
          </table:table-cell>
          <table:table-cell office:value-type="float" office:value="209682" table:style-name="ce5">
            <text:p>209.682</text:p>
          </table:table-cell>
          <table:table-cell office:value-type="percentage" office:value="0.55841043094770149" table:style-name="ce26">
            <text:p>55,8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01946" table:style-name="ce5">
            <text:p>1.201.946</text:p>
          </table:table-cell>
          <table:table-cell office:value-type="percentage" office:value="0.88818556670558502" table:style-name="ce26">
            <text:p>88,8%</text:p>
          </table:table-cell>
          <table:table-cell office:value-type="float" office:value="786873" table:style-name="ce5">
            <text:p>786.873</text:p>
          </table:table-cell>
          <table:table-cell office:value-type="percentage" office:value="0.58146475917414242" table:style-name="ce26">
            <text:p>58,1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544" table:style-name="ce5">
            <text:p>32.544</text:p>
          </table:table-cell>
          <table:table-cell office:value-type="percentage" office:value="0.83493252604033041" table:style-name="ce26">
            <text:p>83,5%</text:p>
          </table:table-cell>
          <table:table-cell office:value-type="float" office:value="18924" table:style-name="ce5">
            <text:p>18.924</text:p>
          </table:table-cell>
          <table:table-cell office:value-type="percentage" office:value="0.48550464364513313" table:style-name="ce26">
            <text:p>48,6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773" table:style-name="ce5">
            <text:p>29.773</text:p>
          </table:table-cell>
          <table:table-cell office:value-type="percentage" office:value="0.79981195433176633" table:style-name="ce26">
            <text:p>80,0%</text:p>
          </table:table-cell>
          <table:table-cell office:value-type="float" office:value="18672" table:style-name="ce5">
            <text:p>18.672</text:p>
          </table:table-cell>
          <table:table-cell office:value-type="percentage" office:value="0.50159838817998659" table:style-name="ce26">
            <text:p>50,2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165" table:style-name="ce5">
            <text:p>33.165</text:p>
          </table:table-cell>
          <table:table-cell office:value-type="string" table:style-name="ce26">
            <text:p>-</text:p>
          </table:table-cell>
          <table:table-cell office:value-type="float" office:value="10237" table:style-name="ce5">
            <text:p>10.237</text:p>
          </table:table-cell>
          <table:table-cell office:value-type="string" table:style-name="ce26">
            <text:p>-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706" table:style-name="ce5">
            <text:p>706</text:p>
          </table:table-cell>
          <table:table-cell office:value-type="string" table:style-name="ce26">
            <text:p>-</text:p>
          </table:table-cell>
          <table:table-cell office:value-type="float" office:value="232" table:style-name="ce5">
            <text:p>232</text:p>
          </table:table-cell>
          <table:table-cell office:value-type="string" table:style-name="ce26">
            <text:p>-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3560310" table:style-name="ce15">
            <text:p>23.560.310</text:p>
          </table:table-cell>
          <table:table-cell office:value-type="percentage" office:value="0.8707948204504582" table:style-name="ce16">
            <text:p>87,1%</text:p>
          </table:table-cell>
          <table:table-cell office:value-type="float" office:value="14866072" table:style-name="ce15">
            <text:p>14.866.072</text:p>
          </table:table-cell>
          <table:table-cell office:value-type="percentage" office:value="0.54945365736034812" table:style-name="ce16">
            <text:p>54,9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779" table:style-name="ce35">
            <text:p>431.779</text:p>
          </table:table-cell>
          <table:table-cell office:value-type="percentage" office:value="1" table:style-name="ce36">
            <text:p>100,0%</text:p>
          </table:table-cell>
          <table:table-cell office:value-type="float" office:value="647951" table:style-name="ce35">
            <text:p>647.951</text:p>
          </table:table-cell>
          <table:table-cell office:value-type="percentage" office:value="0.9962637284914535" table:style-name="ce36">
            <text:p>99,6%</text:p>
          </table:table-cell>
          <table:table-cell office:value-type="float" office:value="883607" table:style-name="ce35">
            <text:p>883.607</text:p>
          </table:table-cell>
          <table:table-cell office:value-type="percentage" office:value="0.96448168252474764" table:style-name="ce36">
            <text:p>96,4%</text:p>
          </table:table-cell>
          <table:table-cell office:value-type="float" office:value="1138074" table:style-name="ce35">
            <text:p>1.138.074</text:p>
          </table:table-cell>
          <table:table-cell office:value-type="percentage" office:value="0.89964830623365144" table:style-name="ce36">
            <text:p>90,0%</text:p>
          </table:table-cell>
          <table:table-cell office:value-type="float" office:value="1057006" table:style-name="ce35">
            <text:p>1.057.006</text:p>
          </table:table-cell>
          <table:table-cell office:value-type="percentage" office:value="0.76311841480195852" table:style-name="ce36">
            <text:p>76,3%</text:p>
          </table:table-cell>
          <table:table-cell office:value-type="float" office:value="410291" table:style-name="ce35">
            <text:p>410.291</text:p>
          </table:table-cell>
          <table:table-cell office:value-type="percentage" office:value="0.35983589088743634" table:style-name="ce36">
            <text:p>36,0%</text:p>
          </table:table-cell>
          <table:table-cell office:value-type="float" office:value="109235" table:style-name="ce35">
            <text:p>109.235</text:p>
          </table:table-cell>
          <table:table-cell office:value-type="percentage" office:value="0.11762495262051617" table:style-name="ce36">
            <text:p>11,8%</text:p>
          </table:table-cell>
          <table:table-cell office:value-type="float" office:value="5639" table:style-name="ce35">
            <text:p>5.639</text:p>
          </table:table-cell>
          <table:table-cell office:value-type="percentage" office:value="7.4896368342969319E-3" table:style-name="ce36">
            <text:p>0,7%</text:p>
          </table:table-cell>
          <table:table-cell office:value-type="float" office:value="4683582" table:style-name="ce35">
            <text:p>4.683.58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2850210850143751" table:style-name="ce36">
            <text:p>6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42" table:style-name="ce38">
            <text:p>100.742</text:p>
          </table:table-cell>
          <table:table-cell office:value-type="percentage" office:value="1" table:style-name="ce39">
            <text:p>100,0%</text:p>
          </table:table-cell>
          <table:table-cell office:value-type="float" office:value="118153" table:style-name="ce38">
            <text:p>118.153</text:p>
          </table:table-cell>
          <table:table-cell office:value-type="percentage" office:value="0.99325795468874789" table:style-name="ce39">
            <text:p>99,3%</text:p>
          </table:table-cell>
          <table:table-cell office:value-type="float" office:value="148859" table:style-name="ce38">
            <text:p>148.859</text:p>
          </table:table-cell>
          <table:table-cell office:value-type="percentage" office:value="0.95198475381634229" table:style-name="ce39">
            <text:p>95,2%</text:p>
          </table:table-cell>
          <table:table-cell office:value-type="float" office:value="173613" table:style-name="ce38">
            <text:p>173.613</text:p>
          </table:table-cell>
          <table:table-cell office:value-type="percentage" office:value="0.87565694571938713" table:style-name="ce39">
            <text:p>87,6%</text:p>
          </table:table-cell>
          <table:table-cell office:value-type="float" office:value="157730" table:style-name="ce38">
            <text:p>157.730</text:p>
          </table:table-cell>
          <table:table-cell office:value-type="percentage" office:value="0.73382245525557943" table:style-name="ce39">
            <text:p>73,4%</text:p>
          </table:table-cell>
          <table:table-cell office:value-type="float" office:value="37964" table:style-name="ce38">
            <text:p>37.964</text:p>
          </table:table-cell>
          <table:table-cell office:value-type="percentage" office:value="0.23108481550466869" table:style-name="ce39">
            <text:p>23,1%</text:p>
          </table:table-cell>
          <table:table-cell office:value-type="float" office:value="18091" table:style-name="ce38">
            <text:p>18.091</text:p>
          </table:table-cell>
          <table:table-cell office:value-type="percentage" office:value="0.13873359866872187" table:style-name="ce39">
            <text:p>13,9%</text:p>
          </table:table-cell>
          <table:table-cell office:value-type="float" office:value="1535" table:style-name="ce38">
            <text:p>1.535</text:p>
          </table:table-cell>
          <table:table-cell office:value-type="percentage" office:value="1.4887158250007275E-2" table:style-name="ce39">
            <text:p>1,5%</text:p>
          </table:table-cell>
          <table:table-cell office:value-type="float" office:value="756687" table:style-name="ce38">
            <text:p>756.68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3848223070133836" table:style-name="ce39">
            <text:p>6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67" table:style-name="ce38">
            <text:p>88.467</text:p>
          </table:table-cell>
          <table:table-cell office:value-type="percentage" office:value="1" table:style-name="ce39">
            <text:p>100,0%</text:p>
          </table:table-cell>
          <table:table-cell office:value-type="float" office:value="113466" table:style-name="ce38">
            <text:p>113.466</text:p>
          </table:table-cell>
          <table:table-cell office:value-type="percentage" office:value="1" table:style-name="ce39">
            <text:p>100,0%</text:p>
          </table:table-cell>
          <table:table-cell office:value-type="float" office:value="142243" table:style-name="ce38">
            <text:p>142.243</text:p>
          </table:table-cell>
          <table:table-cell office:value-type="percentage" office:value="0.95049180766043884" table:style-name="ce39">
            <text:p>95,0%</text:p>
          </table:table-cell>
          <table:table-cell office:value-type="float" office:value="144554" table:style-name="ce38">
            <text:p>144.554</text:p>
          </table:table-cell>
          <table:table-cell office:value-type="percentage" office:value="0.88877002059700572" table:style-name="ce39">
            <text:p>88,9%</text:p>
          </table:table-cell>
          <table:table-cell office:value-type="float" office:value="132607" table:style-name="ce38">
            <text:p>132.607</text:p>
          </table:table-cell>
          <table:table-cell office:value-type="percentage" office:value="0.7940871773068332" table:style-name="ce39">
            <text:p>79,4%</text:p>
          </table:table-cell>
          <table:table-cell office:value-type="float" office:value="45266" table:style-name="ce38">
            <text:p>45.266</text:p>
          </table:table-cell>
          <table:table-cell office:value-type="percentage" office:value="0.39550550017037861" table:style-name="ce39">
            <text:p>39,6%</text:p>
          </table:table-cell>
          <table:table-cell office:value-type="float" office:value="10330" table:style-name="ce38">
            <text:p>10.330</text:p>
          </table:table-cell>
          <table:table-cell office:value-type="percentage" office:value="0.13057602608992427" table:style-name="ce39">
            <text:p>13,1%</text:p>
          </table:table-cell>
          <table:table-cell office:value-type="float" office:value="583" table:style-name="ce38">
            <text:p>583</text:p>
          </table:table-cell>
          <table:table-cell office:value-type="percentage" office:value="9.1093749999999994E-3" table:style-name="ce39">
            <text:p>0,9%</text:p>
          </table:table-cell>
          <table:table-cell office:value-type="float" office:value="677516" table:style-name="ce38">
            <text:p>677.51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544856289624349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62" table:style-name="ce38">
            <text:p>50.762</text:p>
          </table:table-cell>
          <table:table-cell office:value-type="percentage" office:value="1" table:style-name="ce39">
            <text:p>100,0%</text:p>
          </table:table-cell>
          <table:table-cell office:value-type="float" office:value="77566" table:style-name="ce38">
            <text:p>77.566</text:p>
          </table:table-cell>
          <table:table-cell office:value-type="percentage" office:value="0.96336131948929404" table:style-name="ce39">
            <text:p>96,3%</text:p>
          </table:table-cell>
          <table:table-cell office:value-type="float" office:value="101107" table:style-name="ce38">
            <text:p>101.107</text:p>
          </table:table-cell>
          <table:table-cell office:value-type="percentage" office:value="0.86245958833414371" table:style-name="ce39">
            <text:p>86,2%</text:p>
          </table:table-cell>
          <table:table-cell office:value-type="float" office:value="135076" table:style-name="ce38">
            <text:p>135.076</text:p>
          </table:table-cell>
          <table:table-cell office:value-type="percentage" office:value="0.81470714186625814" table:style-name="ce39">
            <text:p>81,5%</text:p>
          </table:table-cell>
          <table:table-cell office:value-type="float" office:value="137120" table:style-name="ce38">
            <text:p>137.120</text:p>
          </table:table-cell>
          <table:table-cell office:value-type="percentage" office:value="0.66507576198513862" table:style-name="ce39">
            <text:p>66,5%</text:p>
          </table:table-cell>
          <table:table-cell office:value-type="float" office:value="65050" table:style-name="ce38">
            <text:p>65.050</text:p>
          </table:table-cell>
          <table:table-cell office:value-type="percentage" office:value="0.35705072260918724" table:style-name="ce39">
            <text:p>35,7%</text:p>
          </table:table-cell>
          <table:table-cell office:value-type="float" office:value="18306" table:style-name="ce38">
            <text:p>18.306</text:p>
          </table:table-cell>
          <table:table-cell office:value-type="percentage" office:value="0.13270794971799743" table:style-name="ce39">
            <text:p>13,3%</text:p>
          </table:table-cell>
          <table:table-cell office:value-type="float" office:value="3059" table:style-name="ce38">
            <text:p>3.059</text:p>
          </table:table-cell>
          <table:table-cell office:value-type="percentage" office:value="3.2038123167155423E-2" table:style-name="ce39">
            <text:p>3,2%</text:p>
          </table:table-cell>
          <table:table-cell office:value-type="float" office:value="588046" table:style-name="ce38">
            <text:p>588.04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6823340583862469" table:style-name="ce39">
            <text:p>5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529" table:style-name="ce38">
            <text:p>91.529</text:p>
          </table:table-cell>
          <table:table-cell office:value-type="percentage" office:value="1" table:style-name="ce39">
            <text:p>100,0%</text:p>
          </table:table-cell>
          <table:table-cell office:value-type="float" office:value="148010" table:style-name="ce38">
            <text:p>148.010</text:p>
          </table:table-cell>
          <table:table-cell office:value-type="percentage" office:value="0.95780134730248301" table:style-name="ce39">
            <text:p>95,8%</text:p>
          </table:table-cell>
          <table:table-cell office:value-type="float" office:value="209728" table:style-name="ce38">
            <text:p>209.728</text:p>
          </table:table-cell>
          <table:table-cell office:value-type="percentage" office:value="0.8921103227672571" table:style-name="ce39">
            <text:p>89,2%</text:p>
          </table:table-cell>
          <table:table-cell office:value-type="float" office:value="288018" table:style-name="ce38">
            <text:p>288.018</text:p>
          </table:table-cell>
          <table:table-cell office:value-type="percentage" office:value="0.82170653215867073" table:style-name="ce39">
            <text:p>82,2%</text:p>
          </table:table-cell>
          <table:table-cell office:value-type="float" office:value="241195" table:style-name="ce38">
            <text:p>241.195</text:p>
          </table:table-cell>
          <table:table-cell office:value-type="percentage" office:value="0.6217583856631711" table:style-name="ce39">
            <text:p>62,2%</text:p>
          </table:table-cell>
          <table:table-cell office:value-type="float" office:value="115331" table:style-name="ce38">
            <text:p>115.331</text:p>
          </table:table-cell>
          <table:table-cell office:value-type="percentage" office:value="0.37091794400097772" table:style-name="ce39">
            <text:p>37,1%</text:p>
          </table:table-cell>
          <table:table-cell office:value-type="float" office:value="35923" table:style-name="ce38">
            <text:p>35.923</text:p>
          </table:table-cell>
          <table:table-cell office:value-type="percentage" office:value="0.14269428158317046" table:style-name="ce39">
            <text:p>14,3%</text:p>
          </table:table-cell>
          <table:table-cell office:value-type="float" office:value="2181" table:style-name="ce38">
            <text:p>2.181</text:p>
          </table:table-cell>
          <table:table-cell office:value-type="percentage" office:value="1.2130347002452767E-2" table:style-name="ce39">
            <text:p>1,2%</text:p>
          </table:table-cell>
          <table:table-cell office:value-type="float" office:value="1131915" table:style-name="ce38">
            <text:p>1.131.91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7727968649115091" table:style-name="ce39">
            <text:p>5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95" table:style-name="ce38">
            <text:p>42.195</text:p>
          </table:table-cell>
          <table:table-cell office:value-type="percentage" office:value="1" table:style-name="ce39">
            <text:p>100,0%</text:p>
          </table:table-cell>
          <table:table-cell office:value-type="float" office:value="55686" table:style-name="ce38">
            <text:p>55.686</text:p>
          </table:table-cell>
          <table:table-cell office:value-type="percentage" office:value="1" table:style-name="ce39">
            <text:p>100,0%</text:p>
          </table:table-cell>
          <table:table-cell office:value-type="float" office:value="74165" table:style-name="ce38">
            <text:p>74.165</text:p>
          </table:table-cell>
          <table:table-cell office:value-type="percentage" office:value="0.95888551296140667" table:style-name="ce39">
            <text:p>95,9%</text:p>
          </table:table-cell>
          <table:table-cell office:value-type="float" office:value="79115" table:style-name="ce38">
            <text:p>79.115</text:p>
          </table:table-cell>
          <table:table-cell office:value-type="percentage" office:value="0.87940731848294873" table:style-name="ce39">
            <text:p>87,9%</text:p>
          </table:table-cell>
          <table:table-cell office:value-type="float" office:value="64614" table:style-name="ce38">
            <text:p>64.614</text:p>
          </table:table-cell>
          <table:table-cell office:value-type="percentage" office:value="0.66088432938866104" table:style-name="ce39">
            <text:p>66,1%</text:p>
          </table:table-cell>
          <table:table-cell office:value-type="float" office:value="10141" table:style-name="ce38">
            <text:p>10.141</text:p>
          </table:table-cell>
          <table:table-cell office:value-type="percentage" office:value="0.14389908191789763" table:style-name="ce39">
            <text:p>14,4%</text:p>
          </table:table-cell>
          <table:table-cell office:value-type="float" office:value="5505" table:style-name="ce38">
            <text:p>5.505</text:p>
          </table:table-cell>
          <table:table-cell office:value-type="percentage" office:value="0.108999108999109" table:style-name="ce39">
            <text:p>10,9%</text:p>
          </table:table-cell>
          <table:table-cell office:value-type="float" office:value="201" table:style-name="ce38">
            <text:p>201</text:p>
          </table:table-cell>
          <table:table-cell office:value-type="percentage" office:value="4.5720264768100444E-3" table:style-name="ce39">
            <text:p>0,5%</text:p>
          </table:table-cell>
          <table:table-cell office:value-type="float" office:value="331622" table:style-name="ce38">
            <text:p>331.62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3271306381850201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464" table:style-name="ce38">
            <text:p>228.464</text:p>
          </table:table-cell>
          <table:table-cell office:value-type="percentage" office:value="1" table:style-name="ce39">
            <text:p>100,0%</text:p>
          </table:table-cell>
          <table:table-cell office:value-type="float" office:value="248705" table:style-name="ce38">
            <text:p>248.705</text:p>
          </table:table-cell>
          <table:table-cell office:value-type="percentage" office:value="1" table:style-name="ce39">
            <text:p>100,0%</text:p>
          </table:table-cell>
          <table:table-cell office:value-type="float" office:value="308562" table:style-name="ce38">
            <text:p>308.562</text:p>
          </table:table-cell>
          <table:table-cell office:value-type="percentage" office:value="0.96856941065683122" table:style-name="ce39">
            <text:p>96,9%</text:p>
          </table:table-cell>
          <table:table-cell office:value-type="float" office:value="335290" table:style-name="ce38">
            <text:p>335.290</text:p>
          </table:table-cell>
          <table:table-cell office:value-type="percentage" office:value="0.87962222076474061" table:style-name="ce39">
            <text:p>88,0%</text:p>
          </table:table-cell>
          <table:table-cell office:value-type="float" office:value="252721" table:style-name="ce38">
            <text:p>252.721</text:p>
          </table:table-cell>
          <table:table-cell office:value-type="percentage" office:value="0.69561663065468404" table:style-name="ce39">
            <text:p>69,6%</text:p>
          </table:table-cell>
          <table:table-cell office:value-type="float" office:value="46409" table:style-name="ce38">
            <text:p>46.409</text:p>
          </table:table-cell>
          <table:table-cell office:value-type="percentage" office:value="0.1733082383870522" table:style-name="ce39">
            <text:p>17,3%</text:p>
          </table:table-cell>
          <table:table-cell office:value-type="float" office:value="25202" table:style-name="ce38">
            <text:p>25.202</text:p>
          </table:table-cell>
          <table:table-cell office:value-type="percentage" office:value="0.11943736197074965" table:style-name="ce39">
            <text:p>11,9%</text:p>
          </table:table-cell>
          <table:table-cell office:value-type="float" office:value="1030" table:style-name="ce38">
            <text:p>1.030</text:p>
          </table:table-cell>
          <table:table-cell office:value-type="percentage" office:value="6.2295121626688927E-3" table:style-name="ce39">
            <text:p>0,6%</text:p>
          </table:table-cell>
          <table:table-cell office:value-type="float" office:value="1446383" table:style-name="ce38">
            <text:p>1.446.38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6462079546817399" table:style-name="ce39">
            <text:p>66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77" table:style-name="ce38">
            <text:p>137.377</text:p>
          </table:table-cell>
          <table:table-cell office:value-type="percentage" office:value="1" table:style-name="ce39">
            <text:p>100,0%</text:p>
          </table:table-cell>
          <table:table-cell office:value-type="float" office:value="157300" table:style-name="ce38">
            <text:p>157.300</text:p>
          </table:table-cell>
          <table:table-cell office:value-type="percentage" office:value="0.98868014657356018" table:style-name="ce39">
            <text:p>98,9%</text:p>
          </table:table-cell>
          <table:table-cell office:value-type="float" office:value="213131" table:style-name="ce38">
            <text:p>213.131</text:p>
          </table:table-cell>
          <table:table-cell office:value-type="percentage" office:value="0.97567797696434788" table:style-name="ce39">
            <text:p>97,6%</text:p>
          </table:table-cell>
          <table:table-cell office:value-type="float" office:value="274233" table:style-name="ce38">
            <text:p>274.233</text:p>
          </table:table-cell>
          <table:table-cell office:value-type="percentage" office:value="0.89187844333578337" table:style-name="ce39">
            <text:p>89,2%</text:p>
          </table:table-cell>
          <table:table-cell office:value-type="float" office:value="255131" table:style-name="ce38">
            <text:p>255.131</text:p>
          </table:table-cell>
          <table:table-cell office:value-type="percentage" office:value="0.77170944178097733" table:style-name="ce39">
            <text:p>77,2%</text:p>
          </table:table-cell>
          <table:table-cell office:value-type="float" office:value="104756" table:style-name="ce38">
            <text:p>104.756</text:p>
          </table:table-cell>
          <table:table-cell office:value-type="percentage" office:value="0.39396617538106288" table:style-name="ce39">
            <text:p>39,4%</text:p>
          </table:table-cell>
          <table:table-cell office:value-type="float" office:value="22787" table:style-name="ce38">
            <text:p>22.787</text:p>
          </table:table-cell>
          <table:table-cell office:value-type="percentage" office:value="0.10448486627019245" table:style-name="ce39">
            <text:p>10,4%</text:p>
          </table:table-cell>
          <table:table-cell office:value-type="float" office:value="902" table:style-name="ce38">
            <text:p>902</text:p>
          </table:table-cell>
          <table:table-cell office:value-type="percentage" office:value="5.1847423723357785E-3" table:style-name="ce39">
            <text:p>0,5%</text:p>
          </table:table-cell>
          <table:table-cell office:value-type="float" office:value="1165617" table:style-name="ce38">
            <text:p>1.165.61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444202292811082" table:style-name="ce39">
            <text:p>6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526" table:style-name="ce38">
            <text:p>455.526</text:p>
          </table:table-cell>
          <table:table-cell office:value-type="percentage" office:value="1" table:style-name="ce39">
            <text:p>100,0%</text:p>
          </table:table-cell>
          <table:table-cell office:value-type="float" office:value="611045" table:style-name="ce38">
            <text:p>611.045</text:p>
          </table:table-cell>
          <table:table-cell office:value-type="percentage" office:value="0.96183329870358825" table:style-name="ce39">
            <text:p>96,2%</text:p>
          </table:table-cell>
          <table:table-cell office:value-type="float" office:value="757675" table:style-name="ce38">
            <text:p>757.675</text:p>
          </table:table-cell>
          <table:table-cell office:value-type="percentage" office:value="0.90459583755181572" table:style-name="ce39">
            <text:p>90,5%</text:p>
          </table:table-cell>
          <table:table-cell office:value-type="float" office:value="939158" table:style-name="ce38">
            <text:p>939.158</text:p>
          </table:table-cell>
          <table:table-cell office:value-type="percentage" office:value="0.86020810053307439" table:style-name="ce39">
            <text:p>86,0%</text:p>
          </table:table-cell>
          <table:table-cell office:value-type="float" office:value="935034" table:style-name="ce38">
            <text:p>935.034</text:p>
          </table:table-cell>
          <table:table-cell office:value-type="percentage" office:value="0.71010476512335252" table:style-name="ce39">
            <text:p>71,0%</text:p>
          </table:table-cell>
          <table:table-cell office:value-type="float" office:value="378244" table:style-name="ce38">
            <text:p>378.244</text:p>
          </table:table-cell>
          <table:table-cell office:value-type="percentage" office:value="0.36207655755218005" table:style-name="ce39">
            <text:p>36,2%</text:p>
          </table:table-cell>
          <table:table-cell office:value-type="float" office:value="126365" table:style-name="ce38">
            <text:p>126.365</text:p>
          </table:table-cell>
          <table:table-cell office:value-type="percentage" office:value="0.15062549541978817" table:style-name="ce39">
            <text:p>15,1%</text:p>
          </table:table-cell>
          <table:table-cell office:value-type="float" office:value="13461" table:style-name="ce38">
            <text:p>13.461</text:p>
          </table:table-cell>
          <table:table-cell office:value-type="percentage" office:value="2.0514625872111631E-2" table:style-name="ce39">
            <text:p>2,1%</text:p>
          </table:table-cell>
          <table:table-cell office:value-type="float" office:value="4216508" table:style-name="ce38">
            <text:p>4.216.50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1390317339219258" table:style-name="ce39">
            <text:p>6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899" table:style-name="ce38">
            <text:p>294.899</text:p>
          </table:table-cell>
          <table:table-cell office:value-type="percentage" office:value="1" table:style-name="ce39">
            <text:p>100,0%</text:p>
          </table:table-cell>
          <table:table-cell office:value-type="float" office:value="429369" table:style-name="ce38">
            <text:p>429.369</text:p>
          </table:table-cell>
          <table:table-cell office:value-type="percentage" office:value="0.98060347780807655" table:style-name="ce39">
            <text:p>98,1%</text:p>
          </table:table-cell>
          <table:table-cell office:value-type="float" office:value="539048" table:style-name="ce38">
            <text:p>539.048</text:p>
          </table:table-cell>
          <table:table-cell office:value-type="percentage" office:value="0.92822801724731718" table:style-name="ce39">
            <text:p>92,8%</text:p>
          </table:table-cell>
          <table:table-cell office:value-type="float" office:value="641403" table:style-name="ce38">
            <text:p>641.403</text:p>
          </table:table-cell>
          <table:table-cell office:value-type="percentage" office:value="0.8525508617183325" table:style-name="ce39">
            <text:p>85,3%</text:p>
          </table:table-cell>
          <table:table-cell office:value-type="float" office:value="541362" table:style-name="ce38">
            <text:p>541.362</text:p>
          </table:table-cell>
          <table:table-cell office:value-type="percentage" office:value="0.63570881693964687" table:style-name="ce39">
            <text:p>63,6%</text:p>
          </table:table-cell>
          <table:table-cell office:value-type="float" office:value="83266" table:style-name="ce38">
            <text:p>83.266</text:p>
          </table:table-cell>
          <table:table-cell office:value-type="percentage" office:value="0.1283465817044542" table:style-name="ce39">
            <text:p>12,8%</text:p>
          </table:table-cell>
          <table:table-cell office:value-type="float" office:value="55676" table:style-name="ce38">
            <text:p>55.676</text:p>
          </table:table-cell>
          <table:table-cell office:value-type="percentage" office:value="0.10787288375319205" table:style-name="ce39">
            <text:p>10,8%</text:p>
          </table:table-cell>
          <table:table-cell office:value-type="float" office:value="2541" table:style-name="ce38">
            <text:p>2.541</text:p>
          </table:table-cell>
          <table:table-cell office:value-type="percentage" office:value="5.9854286259425106E-3" table:style-name="ce39">
            <text:p>0,6%</text:p>
          </table:table-cell>
          <table:table-cell office:value-type="float" office:value="2587564" table:style-name="ce38">
            <text:p>2.587.56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7649273392048361" table:style-name="ce39">
            <text:p>5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27" table:style-name="ce38">
            <text:p>78.027</text:p>
          </table:table-cell>
          <table:table-cell office:value-type="percentage" office:value="1" table:style-name="ce39">
            <text:p>100,0%</text:p>
          </table:table-cell>
          <table:table-cell office:value-type="float" office:value="95402" table:style-name="ce38">
            <text:p>95.402</text:p>
          </table:table-cell>
          <table:table-cell office:value-type="percentage" office:value="1" table:style-name="ce39">
            <text:p>100,0%</text:p>
          </table:table-cell>
          <table:table-cell office:value-type="float" office:value="128248" table:style-name="ce38">
            <text:p>128.248</text:p>
          </table:table-cell>
          <table:table-cell office:value-type="percentage" office:value="1" table:style-name="ce39">
            <text:p>100,0%</text:p>
          </table:table-cell>
          <table:table-cell office:value-type="float" office:value="154619" table:style-name="ce38">
            <text:p>154.619</text:p>
          </table:table-cell>
          <table:table-cell office:value-type="percentage" office:value="0.91373747163388808" table:style-name="ce39">
            <text:p>91,4%</text:p>
          </table:table-cell>
          <table:table-cell office:value-type="float" office:value="130525" table:style-name="ce38">
            <text:p>130.525</text:p>
          </table:table-cell>
          <table:table-cell office:value-type="percentage" office:value="0.8183693430473874" table:style-name="ce39">
            <text:p>81,8%</text:p>
          </table:table-cell>
          <table:table-cell office:value-type="float" office:value="43620" table:style-name="ce38">
            <text:p>43.620</text:p>
          </table:table-cell>
          <table:table-cell office:value-type="percentage" office:value="0.32679297867080215" table:style-name="ce39">
            <text:p>32,7%</text:p>
          </table:table-cell>
          <table:table-cell office:value-type="float" office:value="9413" table:style-name="ce38">
            <text:p>9.413</text:p>
          </table:table-cell>
          <table:table-cell office:value-type="percentage" office:value="8.3065654782915638E-2" table:style-name="ce39">
            <text:p>8,3%</text:p>
          </table:table-cell>
          <table:table-cell office:value-type="float" office:value="376" table:style-name="ce38">
            <text:p>376</text:p>
          </table:table-cell>
          <table:table-cell office:value-type="percentage" office:value="4.4365781710914457E-3" table:style-name="ce39">
            <text:p>0,4%</text:p>
          </table:table-cell>
          <table:table-cell office:value-type="float" office:value="640230" table:style-name="ce38">
            <text:p>640.23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71496910650625" table:style-name="ce39">
            <text:p>6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975" table:style-name="ce38">
            <text:p>240.975</text:p>
          </table:table-cell>
          <table:table-cell office:value-type="percentage" office:value="1" table:style-name="ce39">
            <text:p>100,0%</text:p>
          </table:table-cell>
          <table:table-cell office:value-type="float" office:value="289064" table:style-name="ce38">
            <text:p>289.064</text:p>
          </table:table-cell>
          <table:table-cell office:value-type="percentage" office:value="0.99759112651072257" table:style-name="ce39">
            <text:p>99,8%</text:p>
          </table:table-cell>
          <table:table-cell office:value-type="float" office:value="333880" table:style-name="ce38">
            <text:p>333.880</text:p>
          </table:table-cell>
          <table:table-cell office:value-type="percentage" office:value="0.96239266473926788" table:style-name="ce39">
            <text:p>96,2%</text:p>
          </table:table-cell>
          <table:table-cell office:value-type="float" office:value="372772" table:style-name="ce38">
            <text:p>372.772</text:p>
          </table:table-cell>
          <table:table-cell office:value-type="percentage" office:value="0.91840872750924518" table:style-name="ce39">
            <text:p>91,8%</text:p>
          </table:table-cell>
          <table:table-cell office:value-type="float" office:value="350081" table:style-name="ce38">
            <text:p>350.081</text:p>
          </table:table-cell>
          <table:table-cell office:value-type="percentage" office:value="0.78985652755623037" table:style-name="ce39">
            <text:p>79,0%</text:p>
          </table:table-cell>
          <table:table-cell office:value-type="float" office:value="39539" table:style-name="ce38">
            <text:p>39.539</text:p>
          </table:table-cell>
          <table:table-cell office:value-type="percentage" office:value="0.12225733438875971" table:style-name="ce39">
            <text:p>12,2%</text:p>
          </table:table-cell>
          <table:table-cell office:value-type="float" office:value="20477" table:style-name="ce38">
            <text:p>20.477</text:p>
          </table:table-cell>
          <table:table-cell office:value-type="percentage" office:value="8.8652313393742341E-2" table:style-name="ce39">
            <text:p>8,9%</text:p>
          </table:table-cell>
          <table:table-cell office:value-type="float" office:value="418" table:style-name="ce38">
            <text:p>418</text:p>
          </table:table-cell>
          <table:table-cell office:value-type="percentage" office:value="2.322131917092113E-3" table:style-name="ce39">
            <text:p>0,2%</text:p>
          </table:table-cell>
          <table:table-cell office:value-type="float" office:value="1647206" table:style-name="ce38">
            <text:p>1.647.20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7109717388124734" table:style-name="ce39">
            <text:p>6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07" table:style-name="ce38">
            <text:p>23.307</text:p>
          </table:table-cell>
          <table:table-cell office:value-type="percentage" office:value="1" table:style-name="ce39">
            <text:p>100,0%</text:p>
          </table:table-cell>
          <table:table-cell office:value-type="float" office:value="28497" table:style-name="ce38">
            <text:p>28.497</text:p>
          </table:table-cell>
          <table:table-cell office:value-type="percentage" office:value="1" table:style-name="ce39">
            <text:p>100,0%</text:p>
          </table:table-cell>
          <table:table-cell office:value-type="float" office:value="36153" table:style-name="ce38">
            <text:p>36.153</text:p>
          </table:table-cell>
          <table:table-cell office:value-type="percentage" office:value="0.95850787422450823" table:style-name="ce39">
            <text:p>95,9%</text:p>
          </table:table-cell>
          <table:table-cell office:value-type="float" office:value="42164" table:style-name="ce38">
            <text:p>42.164</text:p>
          </table:table-cell>
          <table:table-cell office:value-type="percentage" office:value="0.88460892917086276" table:style-name="ce39">
            <text:p>88,5%</text:p>
          </table:table-cell>
          <table:table-cell office:value-type="float" office:value="27650" table:style-name="ce38">
            <text:p>27.650</text:p>
          </table:table-cell>
          <table:table-cell office:value-type="percentage" office:value="0.52222033354108821" table:style-name="ce39">
            <text:p>52,2%</text:p>
          </table:table-cell>
          <table:table-cell office:value-type="float" office:value="5371" table:style-name="ce38">
            <text:p>5.371</text:p>
          </table:table-cell>
          <table:table-cell office:value-type="percentage" office:value="0.13660062565172054" table:style-name="ce39">
            <text:p>13,7%</text:p>
          </table:table-cell>
          <table:table-cell office:value-type="float" office:value="3603" table:style-name="ce38">
            <text:p>3.603</text:p>
          </table:table-cell>
          <table:table-cell office:value-type="percentage" office:value="0.11829404425766629" table:style-name="ce39">
            <text:p>11,8%</text:p>
          </table:table-cell>
          <table:table-cell office:value-type="float" office:value="164" table:style-name="ce38">
            <text:p>164</text:p>
          </table:table-cell>
          <table:table-cell office:value-type="percentage" office:value="6.4233119222935923E-3" table:style-name="ce39">
            <text:p>0,6%</text:p>
          </table:table-cell>
          <table:table-cell office:value-type="float" office:value="166909" table:style-name="ce38">
            <text:p>166.90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8776983484170864" table:style-name="ce39">
            <text:p>5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417" table:style-name="ce38">
            <text:p>371.417</text:p>
          </table:table-cell>
          <table:table-cell office:value-type="percentage" office:value="1" table:style-name="ce39">
            <text:p>100,0%</text:p>
          </table:table-cell>
          <table:table-cell office:value-type="float" office:value="505724" table:style-name="ce38">
            <text:p>505.724</text:p>
          </table:table-cell>
          <table:table-cell office:value-type="percentage" office:value="0.96130443790975151" table:style-name="ce39">
            <text:p>96,1%</text:p>
          </table:table-cell>
          <table:table-cell office:value-type="float" office:value="661381" table:style-name="ce38">
            <text:p>661.381</text:p>
          </table:table-cell>
          <table:table-cell office:value-type="percentage" office:value="0.94036594850445665" table:style-name="ce39">
            <text:p>94,0%</text:p>
          </table:table-cell>
          <table:table-cell office:value-type="float" office:value="864683" table:style-name="ce38">
            <text:p>864.683</text:p>
          </table:table-cell>
          <table:table-cell office:value-type="percentage" office:value="0.88887552516851143" table:style-name="ce39">
            <text:p>88,9%</text:p>
          </table:table-cell>
          <table:table-cell office:value-type="float" office:value="654265" table:style-name="ce38">
            <text:p>654.265</text:p>
          </table:table-cell>
          <table:table-cell office:value-type="percentage" office:value="0.56113316711993699" table:style-name="ce39">
            <text:p>56,1%</text:p>
          </table:table-cell>
          <table:table-cell office:value-type="float" office:value="141868" table:style-name="ce38">
            <text:p>141.868</text:p>
          </table:table-cell>
          <table:table-cell office:value-type="percentage" office:value="0.14939134830040857" table:style-name="ce39">
            <text:p>14,9%</text:p>
          </table:table-cell>
          <table:table-cell office:value-type="float" office:value="87836" table:style-name="ce38">
            <text:p>87.836</text:p>
          </table:table-cell>
          <table:table-cell office:value-type="percentage" office:value="0.11830162631738442" table:style-name="ce39">
            <text:p>11,8%</text:p>
          </table:table-cell>
          <table:table-cell office:value-type="float" office:value="4791" table:style-name="ce38">
            <text:p>4.791</text:p>
          </table:table-cell>
          <table:table-cell office:value-type="percentage" office:value="8.6551697974137469E-3" table:style-name="ce39">
            <text:p>0,9%</text:p>
          </table:table-cell>
          <table:table-cell office:value-type="float" office:value="3291965" table:style-name="ce38">
            <text:p>3.291.965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5068579678909291" table:style-name="ce39">
            <text:p>5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85" table:style-name="ce38">
            <text:p>73.385</text:p>
          </table:table-cell>
          <table:table-cell office:value-type="percentage" office:value="1" table:style-name="ce39">
            <text:p>100,0%</text:p>
          </table:table-cell>
          <table:table-cell office:value-type="float" office:value="101579" table:style-name="ce38">
            <text:p>101.579</text:p>
          </table:table-cell>
          <table:table-cell office:value-type="percentage" office:value="0.98717188699598635" table:style-name="ce39">
            <text:p>98,7%</text:p>
          </table:table-cell>
          <table:table-cell office:value-type="float" office:value="138245" table:style-name="ce38">
            <text:p>138.245</text:p>
          </table:table-cell>
          <table:table-cell office:value-type="percentage" office:value="0.94102471598064108" table:style-name="ce39">
            <text:p>94,1%</text:p>
          </table:table-cell>
          <table:table-cell office:value-type="float" office:value="192681" table:style-name="ce38">
            <text:p>192.681</text:p>
          </table:table-cell>
          <table:table-cell office:value-type="percentage" office:value="0.90351971339610604" table:style-name="ce39">
            <text:p>90,4%</text:p>
          </table:table-cell>
          <table:table-cell office:value-type="float" office:value="195334" table:style-name="ce38">
            <text:p>195.334</text:p>
          </table:table-cell>
          <table:table-cell office:value-type="percentage" office:value="0.76855644345817742" table:style-name="ce39">
            <text:p>76,9%</text:p>
          </table:table-cell>
          <table:table-cell office:value-type="float" office:value="52598" table:style-name="ce38">
            <text:p>52.598</text:p>
          </table:table-cell>
          <table:table-cell office:value-type="percentage" office:value="0.25166145940488893" table:style-name="ce39">
            <text:p>25,2%</text:p>
          </table:table-cell>
          <table:table-cell office:value-type="float" office:value="17632" table:style-name="ce38">
            <text:p>17.632</text:p>
          </table:table-cell>
          <table:table-cell office:value-type="percentage" office:value="0.10236403325437742" table:style-name="ce39">
            <text:p>10,2%</text:p>
          </table:table-cell>
          <table:table-cell office:value-type="float" office:value="909" table:style-name="ce38">
            <text:p>909</text:p>
          </table:table-cell>
          <table:table-cell office:value-type="percentage" office:value="6.4061905365977419E-3" table:style-name="ce39">
            <text:p>0,6%</text:p>
          </table:table-cell>
          <table:table-cell office:value-type="float" office:value="772363" table:style-name="ce38">
            <text:p>772.36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895284233633582" table:style-name="ce39">
            <text:p>5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0" table:style-name="ce38">
            <text:p>42.380</text:p>
          </table:table-cell>
          <table:table-cell office:value-type="percentage" office:value="1" table:style-name="ce39">
            <text:p>100,0%</text:p>
          </table:table-cell>
          <table:table-cell office:value-type="float" office:value="55631" table:style-name="ce38">
            <text:p>55.631</text:p>
          </table:table-cell>
          <table:table-cell office:value-type="percentage" office:value="0.9971142816174362" table:style-name="ce39">
            <text:p>99,7%</text:p>
          </table:table-cell>
          <table:table-cell office:value-type="float" office:value="69488" table:style-name="ce38">
            <text:p>69.488</text:p>
          </table:table-cell>
          <table:table-cell office:value-type="percentage" office:value="0.94101077948106815" table:style-name="ce39">
            <text:p>94,1%</text:p>
          </table:table-cell>
          <table:table-cell office:value-type="float" office:value="87466" table:style-name="ce38">
            <text:p>87.466</text:p>
          </table:table-cell>
          <table:table-cell office:value-type="percentage" office:value="0.90456491612716405" table:style-name="ce39">
            <text:p>90,5%</text:p>
          </table:table-cell>
          <table:table-cell office:value-type="float" office:value="86983" table:style-name="ce38">
            <text:p>86.983</text:p>
          </table:table-cell>
          <table:table-cell office:value-type="percentage" office:value="0.80538323364382136" table:style-name="ce39">
            <text:p>80,5%</text:p>
          </table:table-cell>
          <table:table-cell office:value-type="float" office:value="26538" table:style-name="ce38">
            <text:p>26.538</text:p>
          </table:table-cell>
          <table:table-cell office:value-type="percentage" office:value="0.32625613159415301" table:style-name="ce39">
            <text:p>32,6%</text:p>
          </table:table-cell>
          <table:table-cell office:value-type="float" office:value="8867" table:style-name="ce38">
            <text:p>8.867</text:p>
          </table:table-cell>
          <table:table-cell office:value-type="percentage" office:value="0.13015397713094662" table:style-name="ce39">
            <text:p>13,0%</text:p>
          </table:table-cell>
          <table:table-cell office:value-type="float" office:value="459" table:style-name="ce38">
            <text:p>459</text:p>
          </table:table-cell>
          <table:table-cell office:value-type="percentage" office:value="8.1400297935731013E-3" table:style-name="ce39">
            <text:p>0,8%</text:p>
          </table:table-cell>
          <table:table-cell office:value-type="float" office:value="377812" table:style-name="ce38">
            <text:p>377.81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4988285966897963" table:style-name="ce39">
            <text:p>65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94" table:style-name="ce38">
            <text:p>161.994</text:p>
          </table:table-cell>
          <table:table-cell office:value-type="percentage" office:value="1" table:style-name="ce39">
            <text:p>100,0%</text:p>
          </table:table-cell>
          <table:table-cell office:value-type="float" office:value="210362" table:style-name="ce38">
            <text:p>210.362</text:p>
          </table:table-cell>
          <table:table-cell office:value-type="percentage" office:value="0.98723959433267161" table:style-name="ce39">
            <text:p>98,7%</text:p>
          </table:table-cell>
          <table:table-cell office:value-type="float" office:value="267821" table:style-name="ce38">
            <text:p>267.821</text:p>
          </table:table-cell>
          <table:table-cell office:value-type="percentage" office:value="0.95609723010577652" table:style-name="ce39">
            <text:p>95,6%</text:p>
          </table:table-cell>
          <table:table-cell office:value-type="float" office:value="301783" table:style-name="ce38">
            <text:p>301.783</text:p>
          </table:table-cell>
          <table:table-cell office:value-type="percentage" office:value="0.88765710621600868" table:style-name="ce39">
            <text:p>88,8%</text:p>
          </table:table-cell>
          <table:table-cell office:value-type="float" office:value="259986" table:style-name="ce38">
            <text:p>259.986</text:p>
          </table:table-cell>
          <table:table-cell office:value-type="percentage" office:value="0.71792960045066312" table:style-name="ce39">
            <text:p>71,8%</text:p>
          </table:table-cell>
          <table:table-cell office:value-type="float" office:value="63257" table:style-name="ce38">
            <text:p>63.257</text:p>
          </table:table-cell>
          <table:table-cell office:value-type="percentage" office:value="0.24278909815270416" table:style-name="ce39">
            <text:p>24,3%</text:p>
          </table:table-cell>
          <table:table-cell office:value-type="float" office:value="28617" table:style-name="ce38">
            <text:p>28.617</text:p>
          </table:table-cell>
          <table:table-cell office:value-type="percentage" office:value="0.14199589151210218" table:style-name="ce39">
            <text:p>14,2%</text:p>
          </table:table-cell>
          <table:table-cell office:value-type="float" office:value="1583" table:style-name="ce38">
            <text:p>1.583</text:p>
          </table:table-cell>
          <table:table-cell office:value-type="percentage" office:value="9.3887524761870865E-3" table:style-name="ce39">
            <text:p>0,9%</text:p>
          </table:table-cell>
          <table:table-cell office:value-type="float" office:value="1295403" table:style-name="ce38">
            <text:p>1.295.40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5294365815953381" table:style-name="ce39">
            <text:p>65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7" table:style-name="ce38">
            <text:p>2.367</text:p>
          </table:table-cell>
          <table:table-cell office:value-type="percentage" office:value="0.90863723608445301" table:style-name="ce39">
            <text:p>90,9%</text:p>
          </table:table-cell>
          <table:table-cell office:value-type="float" office:value="3797" table:style-name="ce38">
            <text:p>3.797</text:p>
          </table:table-cell>
          <table:table-cell office:value-type="percentage" office:value="0.87934228809634085" table:style-name="ce39">
            <text:p>87,9%</text:p>
          </table:table-cell>
          <table:table-cell office:value-type="float" office:value="7197" table:style-name="ce38">
            <text:p>7.197</text:p>
          </table:table-cell>
          <table:table-cell office:value-type="percentage" office:value="0.91599847269950363" table:style-name="ce39">
            <text:p>91,6%</text:p>
          </table:table-cell>
          <table:table-cell office:value-type="float" office:value="9621" table:style-name="ce38">
            <text:p>9.621</text:p>
          </table:table-cell>
          <table:table-cell office:value-type="percentage" office:value="0.83255451713395634" table:style-name="ce39">
            <text:p>83,3%</text:p>
          </table:table-cell>
          <table:table-cell office:value-type="float" office:value="9562" table:style-name="ce38">
            <text:p>9.562</text:p>
          </table:table-cell>
          <table:table-cell office:value-type="percentage" office:value="0.75636766334440753" table:style-name="ce39">
            <text:p>75,6%</text:p>
          </table:table-cell>
          <table:table-cell office:value-type="float" office:value="6926" table:style-name="ce38">
            <text:p>6.926</text:p>
          </table:table-cell>
          <table:table-cell office:value-type="percentage" office:value="0.58231040860938288" table:style-name="ce39">
            <text:p>58,2%</text:p>
          </table:table-cell>
          <table:table-cell office:value-type="float" office:value="4653" table:style-name="ce38">
            <text:p>4.653</text:p>
          </table:table-cell>
          <table:table-cell office:value-type="percentage" office:value="0.42427281845536607" table:style-name="ce39">
            <text:p>42,4%</text:p>
          </table:table-cell>
          <table:table-cell office:value-type="float" office:value="239" table:style-name="ce38">
            <text:p>239</text:p>
          </table:table-cell>
          <table:table-cell office:value-type="percentage" office:value="2.6188910804295421E-2" table:style-name="ce39">
            <text:p>2,6%</text:p>
          </table:table-cell>
          <table:table-cell office:value-type="float" office:value="44362" table:style-name="ce38">
            <text:p>44.36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2512506165010917" table:style-name="ce39">
            <text:p>62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9" table:style-name="ce38">
            <text:p>1.959</text:p>
          </table:table-cell>
          <table:table-cell office:value-type="percentage" office:value="0.83397190293742018" table:style-name="ce39">
            <text:p>83,4%</text:p>
          </table:table-cell>
          <table:table-cell office:value-type="float" office:value="3217" table:style-name="ce38">
            <text:p>3.217</text:p>
          </table:table-cell>
          <table:table-cell office:value-type="percentage" office:value="0.858324439701174" table:style-name="ce39">
            <text:p>85,8%</text:p>
          </table:table-cell>
          <table:table-cell office:value-type="float" office:value="6731" table:style-name="ce38">
            <text:p>6.731</text:p>
          </table:table-cell>
          <table:table-cell office:value-type="percentage" office:value="0.85997189216813597" table:style-name="ce39">
            <text:p>86,0%</text:p>
          </table:table-cell>
          <table:table-cell office:value-type="float" office:value="8951" table:style-name="ce38">
            <text:p>8.951</text:p>
          </table:table-cell>
          <table:table-cell office:value-type="percentage" office:value="0.7921939994689795" table:style-name="ce39">
            <text:p>79,2%</text:p>
          </table:table-cell>
          <table:table-cell office:value-type="float" office:value="8915" table:style-name="ce38">
            <text:p>8.915</text:p>
          </table:table-cell>
          <table:table-cell office:value-type="percentage" office:value="0.74279286785535747" table:style-name="ce39">
            <text:p>74,3%</text:p>
          </table:table-cell>
          <table:table-cell office:value-type="float" office:value="6679" table:style-name="ce38">
            <text:p>6.679</text:p>
          </table:table-cell>
          <table:table-cell office:value-type="percentage" office:value="0.55048215610318962" table:style-name="ce39">
            <text:p>55,0%</text:p>
          </table:table-cell>
          <table:table-cell office:value-type="float" office:value="4121" table:style-name="ce38">
            <text:p>4.121</text:p>
          </table:table-cell>
          <table:table-cell office:value-type="percentage" office:value="0.34355981659024593" table:style-name="ce39">
            <text:p>34,4%</text:p>
          </table:table-cell>
          <table:table-cell office:value-type="float" office:value="27" table:style-name="ce38">
            <text:p>27</text:p>
          </table:table-cell>
          <table:table-cell office:value-type="percentage" office:value="2.8201378734071443E-3" table:style-name="ce39">
            <text:p>0,3%</text:p>
          </table:table-cell>
          <table:table-cell office:value-type="float" office:value="40600" table:style-name="ce38">
            <text:p>40.60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7241952993923328" table:style-name="ce39">
            <text:p>57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396" table:style-name="ce38">
            <text:p>3.396</text:p>
          </table:table-cell>
          <table:table-cell office:value-type="string" table:style-name="ce39">
            <text:p>-</text:p>
          </table:table-cell>
          <table:table-cell office:value-type="float" office:value="9139" table:style-name="ce38">
            <text:p>9.139</text:p>
          </table:table-cell>
          <table:table-cell office:value-type="string" table:style-name="ce39">
            <text:p>-</text:p>
          </table:table-cell>
          <table:table-cell office:value-type="float" office:value="20583" table:style-name="ce38">
            <text:p>20.583</text:p>
          </table:table-cell>
          <table:table-cell office:value-type="string" table:style-name="ce39">
            <text:p>-</text:p>
          </table:table-cell>
          <table:table-cell office:value-type="float" office:value="28620" table:style-name="ce38">
            <text:p>28.620</text:p>
          </table:table-cell>
          <table:table-cell office:value-type="string" table:style-name="ce39">
            <text:p>-</text:p>
          </table:table-cell>
          <table:table-cell office:value-type="float" office:value="21829" table:style-name="ce38">
            <text:p>21.829</text:p>
          </table:table-cell>
          <table:table-cell office:value-type="string" table:style-name="ce39">
            <text:p>-</text:p>
          </table:table-cell>
          <table:table-cell office:value-type="float" office:value="852" table:style-name="ce38">
            <text:p>852</text:p>
          </table:table-cell>
          <table:table-cell office:value-type="string" table:style-name="ce39">
            <text:p>-</text:p>
          </table:table-cell>
          <table:table-cell office:value-type="float" office:value="84466" table:style-name="ce38">
            <text:p>84.46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4" table:style-name="ce38">
            <text:p>4</text:p>
          </table:table-cell>
          <table:table-cell office:value-type="string" table:style-name="ce39">
            <text:p>-</text:p>
          </table:table-cell>
          <table:table-cell office:value-type="float" office:value="54" table:style-name="ce38">
            <text:p>54</text:p>
          </table:table-cell>
          <table:table-cell office:value-type="string" table:style-name="ce39">
            <text:p>-</text:p>
          </table:table-cell>
          <table:table-cell office:value-type="float" office:value="216" table:style-name="ce38">
            <text:p>216</text:p>
          </table:table-cell>
          <table:table-cell office:value-type="string" table:style-name="ce39">
            <text:p>-</text:p>
          </table:table-cell>
          <table:table-cell office:value-type="float" office:value="427" table:style-name="ce38">
            <text:p>427</text:p>
          </table:table-cell>
          <table:table-cell office:value-type="string" table:style-name="ce39">
            <text:p>-</text:p>
          </table:table-cell>
          <table:table-cell office:value-type="float" office:value="456" table:style-name="ce38">
            <text:p>456</text:p>
          </table:table-cell>
          <table:table-cell office:value-type="string" table:style-name="ce39">
            <text:p>-</text:p>
          </table:table-cell>
          <table:table-cell office:value-type="float" office:value="304" table:style-name="ce38">
            <text:p>304</text:p>
          </table:table-cell>
          <table:table-cell office:value-type="string" table:style-name="ce39">
            <text:p>-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1481" table:style-name="ce38">
            <text:p>1.48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7586" table:style-name="ce43">
            <text:p>2.917.586</text:p>
          </table:table-cell>
          <table:table-cell office:value-type="percentage" office:value="1" table:style-name="ce44">
            <text:p>100,0%</text:p>
          </table:table-cell>
          <table:table-cell office:value-type="float" office:value="3900545" table:style-name="ce43">
            <text:p>3.900.545</text:p>
          </table:table-cell>
          <table:table-cell office:value-type="percentage" office:value="0.98497491821431327" table:style-name="ce44">
            <text:p>98,5%</text:p>
          </table:table-cell>
          <table:table-cell office:value-type="float" office:value="5030719" table:style-name="ce43">
            <text:p>5.030.719</text:p>
          </table:table-cell>
          <table:table-cell office:value-type="percentage" office:value="0.94261423957267265" table:style-name="ce44">
            <text:p>94,3%</text:p>
          </table:table-cell>
          <table:table-cell office:value-type="float" office:value="6192629" table:style-name="ce43">
            <text:p>6.192.629</text:p>
          </table:table-cell>
          <table:table-cell office:value-type="percentage" office:value="0.88047199993857794" table:style-name="ce44">
            <text:p>88,0%</text:p>
          </table:table-cell>
          <table:table-cell office:value-type="float" office:value="5518831" table:style-name="ce43">
            <text:p>5.518.831</text:p>
          </table:table-cell>
          <table:table-cell office:value-type="percentage" office:value="0.6993176533886013" table:style-name="ce44">
            <text:p>69,9%</text:p>
          </table:table-cell>
          <table:table-cell office:value-type="float" office:value="1712190" table:style-name="ce43">
            <text:p>1.712.190</text:p>
          </table:table-cell>
          <table:table-cell office:value-type="percentage" office:value="0.27481207876922248" table:style-name="ce44">
            <text:p>27,5%</text:p>
          </table:table-cell>
          <table:table-cell office:value-type="float" office:value="634772" table:style-name="ce43">
            <text:p>634.772</text:p>
          </table:table-cell>
          <table:table-cell office:value-type="percentage" office:value="0.12837577659849858" table:style-name="ce44">
            <text:p>12,8%</text:p>
          </table:table-cell>
          <table:table-cell office:value-type="float" office:value="40965" table:style-name="ce43">
            <text:p>40.965</text:p>
          </table:table-cell>
          <table:table-cell office:value-type="percentage" office:value="1.0534406737905812E-2" table:style-name="ce44">
            <text:p>1,1%</text:p>
          </table:table-cell>
          <table:table-cell office:value-type="float" office:value="25948237" table:style-name="ce43">
            <text:p>25.948.237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61605753983747369" table:style-name="ce44">
            <text:p>61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3624" table:style-name="ce35">
            <text:p>423.624</text:p>
          </table:table-cell>
          <table:table-cell office:value-type="percentage" office:value="1" table:style-name="ce36">
            <text:p>100,0%</text:p>
          </table:table-cell>
          <table:table-cell office:value-type="float" office:value="635427" table:style-name="ce35">
            <text:p>635.427</text:p>
          </table:table-cell>
          <table:table-cell office:value-type="percentage" office:value="0.97700732339966878" table:style-name="ce36">
            <text:p>97,7%</text:p>
          </table:table-cell>
          <table:table-cell office:value-type="float" office:value="485408" table:style-name="ce35">
            <text:p>485.408</text:p>
          </table:table-cell>
          <table:table-cell office:value-type="percentage" office:value="0.5298363690543112" table:style-name="ce36">
            <text:p>53,0%</text:p>
          </table:table-cell>
          <table:table-cell office:value-type="float" office:value="997998" table:style-name="ce35">
            <text:p>997.998</text:p>
          </table:table-cell>
          <table:table-cell office:value-type="percentage" office:value="0.78891812863185673" table:style-name="ce36">
            <text:p>78,9%</text:p>
          </table:table-cell>
          <table:table-cell office:value-type="float" office:value="424730" table:style-name="ce35">
            <text:p>424.730</text:p>
          </table:table-cell>
          <table:table-cell office:value-type="percentage" office:value="0.30663902032612478" table:style-name="ce36">
            <text:p>30,7%</text:p>
          </table:table-cell>
          <table:table-cell office:value-type="float" office:value="138754" table:style-name="ce35">
            <text:p>138.754</text:p>
          </table:table-cell>
          <table:table-cell office:value-type="percentage" office:value="0.12169087112365454" table:style-name="ce36">
            <text:p>12,2%</text:p>
          </table:table-cell>
          <table:table-cell office:value-type="float" office:value="93803" table:style-name="ce35">
            <text:p>93.803</text:p>
          </table:table-cell>
          <table:table-cell office:value-type="percentage" office:value="0.10100767547637918" table:style-name="ce36">
            <text:p>10,1%</text:p>
          </table:table-cell>
          <table:table-cell office:value-type="float" office:value="4246" table:style-name="ce35">
            <text:p>4.246</text:p>
          </table:table-cell>
          <table:table-cell office:value-type="percentage" office:value="5.6394747292826336E-3" table:style-name="ce36">
            <text:p>0,6%</text:p>
          </table:table-cell>
          <table:table-cell office:value-type="float" office:value="3203990" table:style-name="ce35">
            <text:p>3.203.99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2995179130364769" table:style-name="ce36">
            <text:p>4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979" table:style-name="ce38">
            <text:p>98.979</text:p>
          </table:table-cell>
          <table:table-cell office:value-type="percentage" office:value="1" table:style-name="ce39">
            <text:p>100,0%</text:p>
          </table:table-cell>
          <table:table-cell office:value-type="float" office:value="116797" table:style-name="ce38">
            <text:p>116.797</text:p>
          </table:table-cell>
          <table:table-cell office:value-type="percentage" office:value="0.98185868605775295" table:style-name="ce39">
            <text:p>98,2%</text:p>
          </table:table-cell>
          <table:table-cell office:value-type="float" office:value="59746" table:style-name="ce38">
            <text:p>59.746</text:p>
          </table:table-cell>
          <table:table-cell office:value-type="percentage" office:value="0.38208829228673569" table:style-name="ce39">
            <text:p>38,2%</text:p>
          </table:table-cell>
          <table:table-cell office:value-type="float" office:value="162481" table:style-name="ce38">
            <text:p>162.481</text:p>
          </table:table-cell>
          <table:table-cell office:value-type="percentage" office:value="0.81951015302674191" table:style-name="ce39">
            <text:p>82,0%</text:p>
          </table:table-cell>
          <table:table-cell office:value-type="float" office:value="85269" table:style-name="ce38">
            <text:p>85.269</text:p>
          </table:table-cell>
          <table:table-cell office:value-type="percentage" office:value="0.39670517299935332" table:style-name="ce39">
            <text:p>39,7%</text:p>
          </table:table-cell>
          <table:table-cell office:value-type="float" office:value="25576" table:style-name="ce38">
            <text:p>25.576</text:p>
          </table:table-cell>
          <table:table-cell office:value-type="percentage" office:value="0.15567972925264478" table:style-name="ce39">
            <text:p>15,6%</text:p>
          </table:table-cell>
          <table:table-cell office:value-type="float" office:value="16572" table:style-name="ce38">
            <text:p>16.572</text:p>
          </table:table-cell>
          <table:table-cell office:value-type="percentage" office:value="0.12708491499298319" table:style-name="ce39">
            <text:p>12,7%</text:p>
          </table:table-cell>
          <table:table-cell office:value-type="float" office:value="1259" table:style-name="ce38">
            <text:p>1.259</text:p>
          </table:table-cell>
          <table:table-cell office:value-type="percentage" office:value="1.2210379307334956E-2" table:style-name="ce39">
            <text:p>1,2%</text:p>
          </table:table-cell>
          <table:table-cell office:value-type="float" office:value="566679" table:style-name="ce38">
            <text:p>566.67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7815605661469507" table:style-name="ce39">
            <text:p>4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225" table:style-name="ce38">
            <text:p>87.225</text:p>
          </table:table-cell>
          <table:table-cell office:value-type="percentage" office:value="0.99315692391774646" table:style-name="ce39">
            <text:p>99,3%</text:p>
          </table:table-cell>
          <table:table-cell office:value-type="float" office:value="112006" table:style-name="ce38">
            <text:p>112.006</text:p>
          </table:table-cell>
          <table:table-cell office:value-type="percentage" office:value="1" table:style-name="ce39">
            <text:p>100,0%</text:p>
          </table:table-cell>
          <table:table-cell office:value-type="float" office:value="56442" table:style-name="ce38">
            <text:p>56.442</text:p>
          </table:table-cell>
          <table:table-cell office:value-type="percentage" office:value="0.37715499959906984" table:style-name="ce39">
            <text:p>37,7%</text:p>
          </table:table-cell>
          <table:table-cell office:value-type="float" office:value="136676" table:style-name="ce38">
            <text:p>136.676</text:p>
          </table:table-cell>
          <table:table-cell office:value-type="percentage" office:value="0.8403332411079345" table:style-name="ce39">
            <text:p>84,0%</text:p>
          </table:table-cell>
          <table:table-cell office:value-type="float" office:value="72251" table:style-name="ce38">
            <text:p>72.251</text:p>
          </table:table-cell>
          <table:table-cell office:value-type="percentage" office:value="0.43265885396393861" table:style-name="ce39">
            <text:p>43,3%</text:p>
          </table:table-cell>
          <table:table-cell office:value-type="float" office:value="15642" table:style-name="ce38">
            <text:p>15.642</text:p>
          </table:table-cell>
          <table:table-cell office:value-type="percentage" office:value="0.1366698412421036" table:style-name="ce39">
            <text:p>13,7%</text:p>
          </table:table-cell>
          <table:table-cell office:value-type="float" office:value="9875" table:style-name="ce38">
            <text:p>9.875</text:p>
          </table:table-cell>
          <table:table-cell office:value-type="percentage" office:value="0.12482461351771562" table:style-name="ce39">
            <text:p>12,5%</text:p>
          </table:table-cell>
          <table:table-cell office:value-type="float" office:value="526" table:style-name="ce38">
            <text:p>526</text:p>
          </table:table-cell>
          <table:table-cell office:value-type="percentage" office:value="8.2187500000000004E-3" table:style-name="ce39">
            <text:p>0,8%</text:p>
          </table:table-cell>
          <table:table-cell office:value-type="float" office:value="490643" table:style-name="ce38">
            <text:p>490.64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52535476541528403" table:style-name="ce39">
            <text:p>5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956" table:style-name="ce38">
            <text:p>49.956</text:p>
          </table:table-cell>
          <table:table-cell office:value-type="percentage" office:value="1" table:style-name="ce39">
            <text:p>100,0%</text:p>
          </table:table-cell>
          <table:table-cell office:value-type="float" office:value="76532" table:style-name="ce38">
            <text:p>76.532</text:p>
          </table:table-cell>
          <table:table-cell office:value-type="percentage" office:value="0.95051915147299915" table:style-name="ce39">
            <text:p>95,1%</text:p>
          </table:table-cell>
          <table:table-cell office:value-type="float" office:value="35340" table:style-name="ce38">
            <text:p>35.340</text:p>
          </table:table-cell>
          <table:table-cell office:value-type="percentage" office:value="0.30145609949586716" table:style-name="ce39">
            <text:p>30,1%</text:p>
          </table:table-cell>
          <table:table-cell office:value-type="float" office:value="124974" table:style-name="ce38">
            <text:p>124.974</text:p>
          </table:table-cell>
          <table:table-cell office:value-type="percentage" office:value="0.75377720947906179" table:style-name="ce39">
            <text:p>75,4%</text:p>
          </table:table-cell>
          <table:table-cell office:value-type="float" office:value="87924" table:style-name="ce38">
            <text:p>87.924</text:p>
          </table:table-cell>
          <table:table-cell office:value-type="percentage" office:value="0.42645946103253596" table:style-name="ce39">
            <text:p>42,6%</text:p>
          </table:table-cell>
          <table:table-cell office:value-type="float" office:value="20876" table:style-name="ce38">
            <text:p>20.876</text:p>
          </table:table-cell>
          <table:table-cell office:value-type="percentage" office:value="0.11458556318507906" table:style-name="ce39">
            <text:p>11,5%</text:p>
          </table:table-cell>
          <table:table-cell office:value-type="float" office:value="11810" table:style-name="ce38">
            <text:p>11.810</text:p>
          </table:table-cell>
          <table:table-cell office:value-type="percentage" office:value="8.5615693552362593E-2" table:style-name="ce39">
            <text:p>8,6%</text:p>
          </table:table-cell>
          <table:table-cell office:value-type="float" office:value="615" table:style-name="ce38">
            <text:p>615</text:p>
          </table:table-cell>
          <table:table-cell office:value-type="percentage" office:value="6.4411395056556348E-3" table:style-name="ce39">
            <text:p>0,6%</text:p>
          </table:table-cell>
          <table:table-cell office:value-type="float" office:value="408027" table:style-name="ce38">
            <text:p>408.02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9427965139481691" table:style-name="ce39">
            <text:p>3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979" table:style-name="ce38">
            <text:p>88.979</text:p>
          </table:table-cell>
          <table:table-cell office:value-type="percentage" office:value="0.98606986125271512" table:style-name="ce39">
            <text:p>98,6%</text:p>
          </table:table-cell>
          <table:table-cell office:value-type="float" office:value="143819" table:style-name="ce38">
            <text:p>143.819</text:p>
          </table:table-cell>
          <table:table-cell office:value-type="percentage" office:value="0.93068057541852445" table:style-name="ce39">
            <text:p>93,1%</text:p>
          </table:table-cell>
          <table:table-cell office:value-type="float" office:value="115950" table:style-name="ce38">
            <text:p>115.950</text:p>
          </table:table-cell>
          <table:table-cell office:value-type="percentage" office:value="0.49321116839365015" table:style-name="ce39">
            <text:p>49,3%</text:p>
          </table:table-cell>
          <table:table-cell office:value-type="float" office:value="244558" table:style-name="ce38">
            <text:p>244.558</text:p>
          </table:table-cell>
          <table:table-cell office:value-type="percentage" office:value="0.69771648331583513" table:style-name="ce39">
            <text:p>69,8%</text:p>
          </table:table-cell>
          <table:table-cell office:value-type="float" office:value="128723" table:style-name="ce38">
            <text:p>128.723</text:p>
          </table:table-cell>
          <table:table-cell office:value-type="percentage" office:value="0.33182530598777082" table:style-name="ce39">
            <text:p>33,2%</text:p>
          </table:table-cell>
          <table:table-cell office:value-type="float" office:value="38369" table:style-name="ce38">
            <text:p>38.369</text:p>
          </table:table-cell>
          <table:table-cell office:value-type="percentage" office:value="0.12339917796059614" table:style-name="ce39">
            <text:p>12,3%</text:p>
          </table:table-cell>
          <table:table-cell office:value-type="float" office:value="19868" table:style-name="ce38">
            <text:p>19.868</text:p>
          </table:table-cell>
          <table:table-cell office:value-type="percentage" office:value="7.8920190031301143E-2" table:style-name="ce39">
            <text:p>7,9%</text:p>
          </table:table-cell>
          <table:table-cell office:value-type="float" office:value="699" table:style-name="ce38">
            <text:p>699</text:p>
          </table:table-cell>
          <table:table-cell office:value-type="percentage" office:value="3.8877178150914641E-3" table:style-name="ce39">
            <text:p>0,4%</text:p>
          </table:table-cell>
          <table:table-cell office:value-type="float" office:value="780965" table:style-name="ce38">
            <text:p>780.96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9829424502772887" table:style-name="ce39">
            <text:p>3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49" table:style-name="ce38">
            <text:p>41.649</text:p>
          </table:table-cell>
          <table:table-cell office:value-type="percentage" office:value="1" table:style-name="ce39">
            <text:p>100,0%</text:p>
          </table:table-cell>
          <table:table-cell office:value-type="float" office:value="55114" table:style-name="ce38">
            <text:p>55.114</text:p>
          </table:table-cell>
          <table:table-cell office:value-type="percentage" office:value="1" table:style-name="ce39">
            <text:p>100,0%</text:p>
          </table:table-cell>
          <table:table-cell office:value-type="float" office:value="31303" table:style-name="ce38">
            <text:p>31.303</text:p>
          </table:table-cell>
          <table:table-cell office:value-type="percentage" office:value="0.40471911565065616" table:style-name="ce39">
            <text:p>40,5%</text:p>
          </table:table-cell>
          <table:table-cell office:value-type="float" office:value="67931" table:style-name="ce38">
            <text:p>67.931</text:p>
          </table:table-cell>
          <table:table-cell office:value-type="percentage" office:value="0.75509092525899246" table:style-name="ce39">
            <text:p>75,5%</text:p>
          </table:table-cell>
          <table:table-cell office:value-type="float" office:value="22005" table:style-name="ce38">
            <text:p>22.005</text:p>
          </table:table-cell>
          <table:table-cell office:value-type="percentage" office:value="0.22507134163180559" table:style-name="ce39">
            <text:p>22,5%</text:p>
          </table:table-cell>
          <table:table-cell office:value-type="float" office:value="8480" table:style-name="ce38">
            <text:p>8.480</text:p>
          </table:table-cell>
          <table:table-cell office:value-type="percentage" office:value="0.1203297716856101" table:style-name="ce39">
            <text:p>12,0%</text:p>
          </table:table-cell>
          <table:table-cell office:value-type="float" office:value="4785" table:style-name="ce38">
            <text:p>4.785</text:p>
          </table:table-cell>
          <table:table-cell office:value-type="percentage" office:value="9.4743094743094738E-2" table:style-name="ce39">
            <text:p>9,5%</text:p>
          </table:table-cell>
          <table:table-cell office:value-type="float" office:value="116" table:style-name="ce38">
            <text:p>116</text:p>
          </table:table-cell>
          <table:table-cell office:value-type="percentage" office:value="2.6385824443281849E-3" table:style-name="ce39">
            <text:p>0,3%</text:p>
          </table:table-cell>
          <table:table-cell office:value-type="float" office:value="231383" table:style-name="ce38">
            <text:p>231.38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4146361473459678" table:style-name="ce39">
            <text:p>4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483" table:style-name="ce38">
            <text:p>225.483</text:p>
          </table:table-cell>
          <table:table-cell office:value-type="percentage" office:value="1" table:style-name="ce39">
            <text:p>100,0%</text:p>
          </table:table-cell>
          <table:table-cell office:value-type="float" office:value="246619" table:style-name="ce38">
            <text:p>246.619</text:p>
          </table:table-cell>
          <table:table-cell office:value-type="percentage" office:value="1" table:style-name="ce39">
            <text:p>100,0%</text:p>
          </table:table-cell>
          <table:table-cell office:value-type="float" office:value="168078" table:style-name="ce38">
            <text:p>168.078</text:p>
          </table:table-cell>
          <table:table-cell office:value-type="percentage" office:value="0.52759318841717018" table:style-name="ce39">
            <text:p>52,8%</text:p>
          </table:table-cell>
          <table:table-cell office:value-type="float" office:value="286332" table:style-name="ce38">
            <text:p>286.332</text:p>
          </table:table-cell>
          <table:table-cell office:value-type="percentage" office:value="0.75118252771036931" table:style-name="ce39">
            <text:p>75,1%</text:p>
          </table:table-cell>
          <table:table-cell office:value-type="float" office:value="78909" table:style-name="ce38">
            <text:p>78.909</text:p>
          </table:table-cell>
          <table:table-cell office:value-type="percentage" office:value="0.21719767137804324" table:style-name="ce39">
            <text:p>21,7%</text:p>
          </table:table-cell>
          <table:table-cell office:value-type="float" office:value="34242" table:style-name="ce38">
            <text:p>34.242</text:p>
          </table:table-cell>
          <table:table-cell office:value-type="percentage" office:value="0.12787219502358252" table:style-name="ce39">
            <text:p>12,8%</text:p>
          </table:table-cell>
          <table:table-cell office:value-type="float" office:value="22749" table:style-name="ce38">
            <text:p>22.749</text:p>
          </table:table-cell>
          <table:table-cell office:value-type="percentage" office:value="0.10781210012985412" table:style-name="ce39">
            <text:p>10,8%</text:p>
          </table:table-cell>
          <table:table-cell office:value-type="float" office:value="843" table:style-name="ce38">
            <text:p>843</text:p>
          </table:table-cell>
          <table:table-cell office:value-type="percentage" office:value="5.0985230612911421E-3" table:style-name="ce39">
            <text:p>0,5%</text:p>
          </table:table-cell>
          <table:table-cell office:value-type="float" office:value="1063255" table:style-name="ce38">
            <text:p>1.063.25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8857141150408523" table:style-name="ce39">
            <text:p>48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205" table:style-name="ce38">
            <text:p>135.205</text:p>
          </table:table-cell>
          <table:table-cell office:value-type="percentage" office:value="1" table:style-name="ce39">
            <text:p>100,0%</text:p>
          </table:table-cell>
          <table:table-cell office:value-type="float" office:value="155494" table:style-name="ce38">
            <text:p>155.494</text:p>
          </table:table-cell>
          <table:table-cell office:value-type="percentage" office:value="0.97732886656903473" table:style-name="ce39">
            <text:p>97,7%</text:p>
          </table:table-cell>
          <table:table-cell office:value-type="float" office:value="93387" table:style-name="ce38">
            <text:p>93.387</text:p>
          </table:table-cell>
          <table:table-cell office:value-type="percentage" office:value="0.42751002545274763" table:style-name="ce39">
            <text:p>42,8%</text:p>
          </table:table-cell>
          <table:table-cell office:value-type="float" office:value="240929" table:style-name="ce38">
            <text:p>240.929</text:p>
          </table:table-cell>
          <table:table-cell office:value-type="percentage" office:value="0.78356500302460663" table:style-name="ce39">
            <text:p>78,4%</text:p>
          </table:table-cell>
          <table:table-cell office:value-type="float" office:value="121457" table:style-name="ce38">
            <text:p>121.457</text:p>
          </table:table-cell>
          <table:table-cell office:value-type="percentage" office:value="0.36737798883864431" table:style-name="ce39">
            <text:p>36,7%</text:p>
          </table:table-cell>
          <table:table-cell office:value-type="float" office:value="27645" table:style-name="ce38">
            <text:p>27.645</text:p>
          </table:table-cell>
          <table:table-cell office:value-type="percentage" office:value="0.1039672660125385" table:style-name="ce39">
            <text:p>10,4%</text:p>
          </table:table-cell>
          <table:table-cell office:value-type="float" office:value="17270" table:style-name="ce38">
            <text:p>17.270</text:p>
          </table:table-cell>
          <table:table-cell office:value-type="percentage" office:value="7.9187854499768437E-2" table:style-name="ce39">
            <text:p>7,9%</text:p>
          </table:table-cell>
          <table:table-cell office:value-type="float" office:value="652" table:style-name="ce38">
            <text:p>652</text:p>
          </table:table-cell>
          <table:table-cell office:value-type="percentage" office:value="3.7477295196928239E-3" table:style-name="ce39">
            <text:p>0,4%</text:p>
          </table:table-cell>
          <table:table-cell office:value-type="float" office:value="792039" table:style-name="ce38">
            <text:p>792.03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3788478889685006" table:style-name="ce39">
            <text:p>4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269" table:style-name="ce38">
            <text:p>447.269</text:p>
          </table:table-cell>
          <table:table-cell office:value-type="percentage" office:value="1" table:style-name="ce39">
            <text:p>100,0%</text:p>
          </table:table-cell>
          <table:table-cell office:value-type="float" office:value="598957" table:style-name="ce38">
            <text:p>598.957</text:p>
          </table:table-cell>
          <table:table-cell office:value-type="percentage" office:value="0.94280582787127809" table:style-name="ce39">
            <text:p>94,3%</text:p>
          </table:table-cell>
          <table:table-cell office:value-type="float" office:value="415920" table:style-name="ce38">
            <text:p>415.920</text:p>
          </table:table-cell>
          <table:table-cell office:value-type="percentage" office:value="0.49657109018319356" table:style-name="ce39">
            <text:p>49,7%</text:p>
          </table:table-cell>
          <table:table-cell office:value-type="float" office:value="765446" table:style-name="ce38">
            <text:p>765.446</text:p>
          </table:table-cell>
          <table:table-cell office:value-type="percentage" office:value="0.70109912253384377" table:style-name="ce39">
            <text:p>70,1%</text:p>
          </table:table-cell>
          <table:table-cell office:value-type="float" office:value="357452" table:style-name="ce38">
            <text:p>357.452</text:p>
          </table:table-cell>
          <table:table-cell office:value-type="percentage" office:value="0.27146431948236383" table:style-name="ce39">
            <text:p>27,1%</text:p>
          </table:table-cell>
          <table:table-cell office:value-type="float" office:value="123745" table:style-name="ce38">
            <text:p>123.745</text:p>
          </table:table-cell>
          <table:table-cell office:value-type="percentage" office:value="0.11845571539613192" table:style-name="ce39">
            <text:p>11,8%</text:p>
          </table:table-cell>
          <table:table-cell office:value-type="float" office:value="96174" table:style-name="ce38">
            <text:p>96.174</text:p>
          </table:table-cell>
          <table:table-cell office:value-type="percentage" office:value="0.11463820200611489" table:style-name="ce39">
            <text:p>11,5%</text:p>
          </table:table-cell>
          <table:table-cell office:value-type="float" office:value="7157" table:style-name="ce38">
            <text:p>7.157</text:p>
          </table:table-cell>
          <table:table-cell office:value-type="percentage" office:value="1.0907300896419503E-2" table:style-name="ce39">
            <text:p>1,1%</text:p>
          </table:table-cell>
          <table:table-cell office:value-type="float" office:value="2812120" table:style-name="ce38">
            <text:p>2.812.12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40943107233750126" table:style-name="ce39">
            <text:p>4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0004" table:style-name="ce38">
            <text:p>290.004</text:p>
          </table:table-cell>
          <table:table-cell office:value-type="percentage" office:value="1" table:style-name="ce39">
            <text:p>100,0%</text:p>
          </table:table-cell>
          <table:table-cell office:value-type="float" office:value="419081" table:style-name="ce38">
            <text:p>419.081</text:p>
          </table:table-cell>
          <table:table-cell office:value-type="percentage" office:value="0.95710749048787058" table:style-name="ce39">
            <text:p>95,7%</text:p>
          </table:table-cell>
          <table:table-cell office:value-type="float" office:value="288811" table:style-name="ce38">
            <text:p>288.811</text:p>
          </table:table-cell>
          <table:table-cell office:value-type="percentage" office:value="0.49732577041231008" table:style-name="ce39">
            <text:p>49,7%</text:p>
          </table:table-cell>
          <table:table-cell office:value-type="float" office:value="566124" table:style-name="ce38">
            <text:p>566.124</text:p>
          </table:table-cell>
          <table:table-cell office:value-type="percentage" office:value="0.75249025034093897" table:style-name="ce39">
            <text:p>75,2%</text:p>
          </table:table-cell>
          <table:table-cell office:value-type="float" office:value="192906" table:style-name="ce38">
            <text:p>192.906</text:p>
          </table:table-cell>
          <table:table-cell office:value-type="percentage" office:value="0.22652503323203238" table:style-name="ce39">
            <text:p>22,7%</text:p>
          </table:table-cell>
          <table:table-cell office:value-type="float" office:value="65574" table:style-name="ce38">
            <text:p>65.574</text:p>
          </table:table-cell>
          <table:table-cell office:value-type="percentage" office:value="0.10107605443623903" table:style-name="ce39">
            <text:p>10,1%</text:p>
          </table:table-cell>
          <table:table-cell office:value-type="float" office:value="42500" table:style-name="ce38">
            <text:p>42.500</text:p>
          </table:table-cell>
          <table:table-cell office:value-type="percentage" office:value="8.2344233772373418E-2" table:style-name="ce39">
            <text:p>8,2%</text:p>
          </table:table-cell>
          <table:table-cell office:value-type="float" office:value="1610" table:style-name="ce38">
            <text:p>1.610</text:p>
          </table:table-cell>
          <table:table-cell office:value-type="percentage" office:value="3.7924203415062741E-3" table:style-name="ce39">
            <text:p>0,4%</text:p>
          </table:table-cell>
          <table:table-cell office:value-type="float" office:value="1866610" table:style-name="ce38">
            <text:p>1.866.61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1586878703804581" table:style-name="ce39">
            <text:p>4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49" table:style-name="ce38">
            <text:p>76.649</text:p>
          </table:table-cell>
          <table:table-cell office:value-type="percentage" office:value="1" table:style-name="ce39">
            <text:p>100,0%</text:p>
          </table:table-cell>
          <table:table-cell office:value-type="float" office:value="91018" table:style-name="ce38">
            <text:p>91.018</text:p>
          </table:table-cell>
          <table:table-cell office:value-type="percentage" office:value="0.99066132613522573" table:style-name="ce39">
            <text:p>99,1%</text:p>
          </table:table-cell>
          <table:table-cell office:value-type="float" office:value="82278" table:style-name="ce38">
            <text:p>82.278</text:p>
          </table:table-cell>
          <table:table-cell office:value-type="percentage" office:value="0.65666376688986972" table:style-name="ce39">
            <text:p>65,7%</text:p>
          </table:table-cell>
          <table:table-cell office:value-type="float" office:value="141472" table:style-name="ce38">
            <text:p>141.472</text:p>
          </table:table-cell>
          <table:table-cell office:value-type="percentage" office:value="0.83604387291981841" table:style-name="ce39">
            <text:p>83,6%</text:p>
          </table:table-cell>
          <table:table-cell office:value-type="float" office:value="55010" table:style-name="ce38">
            <text:p>55.010</text:p>
          </table:table-cell>
          <table:table-cell office:value-type="percentage" office:value="0.34490325654883569" table:style-name="ce39">
            <text:p>34,5%</text:p>
          </table:table-cell>
          <table:table-cell office:value-type="float" office:value="17904" table:style-name="ce38">
            <text:p>17.904</text:p>
          </table:table-cell>
          <table:table-cell office:value-type="percentage" office:value="0.13413345919582856" table:style-name="ce39">
            <text:p>13,4%</text:p>
          </table:table-cell>
          <table:table-cell office:value-type="float" office:value="8343" table:style-name="ce38">
            <text:p>8.343</text:p>
          </table:table-cell>
          <table:table-cell office:value-type="percentage" office:value="7.3623367454994704E-2" table:style-name="ce39">
            <text:p>7,4%</text:p>
          </table:table-cell>
          <table:table-cell office:value-type="float" office:value="325" table:style-name="ce38">
            <text:p>325</text:p>
          </table:table-cell>
          <table:table-cell office:value-type="percentage" office:value="3.8348082595870206E-3" table:style-name="ce39">
            <text:p>0,4%</text:p>
          </table:table-cell>
          <table:table-cell office:value-type="float" office:value="472999" table:style-name="ce38">
            <text:p>472.99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9609885078930227" table:style-name="ce39">
            <text:p>49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907" table:style-name="ce38">
            <text:p>238.907</text:p>
          </table:table-cell>
          <table:table-cell office:value-type="percentage" office:value="1" table:style-name="ce39">
            <text:p>100,0%</text:p>
          </table:table-cell>
          <table:table-cell office:value-type="float" office:value="286796" table:style-name="ce38">
            <text:p>286.796</text:p>
          </table:table-cell>
          <table:table-cell office:value-type="percentage" office:value="0.98976401322464647" table:style-name="ce39">
            <text:p>99,0%</text:p>
          </table:table-cell>
          <table:table-cell office:value-type="float" office:value="182721" table:style-name="ce38">
            <text:p>182.721</text:p>
          </table:table-cell>
          <table:table-cell office:value-type="percentage" office:value="0.52668428804907086" table:style-name="ce39">
            <text:p>52,7%</text:p>
          </table:table-cell>
          <table:table-cell office:value-type="float" office:value="361801" table:style-name="ce38">
            <text:p>361.801</text:p>
          </table:table-cell>
          <table:table-cell office:value-type="percentage" office:value="0.89137917016721324" table:style-name="ce39">
            <text:p>89,1%</text:p>
          </table:table-cell>
          <table:table-cell office:value-type="float" office:value="138777" table:style-name="ce38">
            <text:p>138.777</text:p>
          </table:table-cell>
          <table:table-cell office:value-type="percentage" office:value="0.31311016400396191" table:style-name="ce39">
            <text:p>31,3%</text:p>
          </table:table-cell>
          <table:table-cell office:value-type="float" office:value="36060" table:style-name="ce38">
            <text:p>36.060</text:p>
          </table:table-cell>
          <table:table-cell office:value-type="percentage" office:value="0.11150002473655568" table:style-name="ce39">
            <text:p>11,2%</text:p>
          </table:table-cell>
          <table:table-cell office:value-type="float" office:value="18575" table:style-name="ce38">
            <text:p>18.575</text:p>
          </table:table-cell>
          <table:table-cell office:value-type="percentage" office:value="8.0417869868084385E-2" table:style-name="ce39">
            <text:p>8,0%</text:p>
          </table:table-cell>
          <table:table-cell office:value-type="float" office:value="314" table:style-name="ce38">
            <text:p>314</text:p>
          </table:table-cell>
          <table:table-cell office:value-type="percentage" office:value="1.744376607576372E-3" table:style-name="ce39">
            <text:p>0,2%</text:p>
          </table:table-cell>
          <table:table-cell office:value-type="float" office:value="1263951" table:style-name="ce38">
            <text:p>1.263.95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1495316555693493" table:style-name="ce39">
            <text:p>5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33" table:style-name="ce38">
            <text:p>23.033</text:p>
          </table:table-cell>
          <table:table-cell office:value-type="percentage" office:value="1" table:style-name="ce39">
            <text:p>100,0%</text:p>
          </table:table-cell>
          <table:table-cell office:value-type="float" office:value="28302" table:style-name="ce38">
            <text:p>28.302</text:p>
          </table:table-cell>
          <table:table-cell office:value-type="percentage" office:value="1" table:style-name="ce39">
            <text:p>100,0%</text:p>
          </table:table-cell>
          <table:table-cell office:value-type="float" office:value="24835" table:style-name="ce38">
            <text:p>24.835</text:p>
          </table:table-cell>
          <table:table-cell office:value-type="percentage" office:value="0.65843894161938599" table:style-name="ce39">
            <text:p>65,8%</text:p>
          </table:table-cell>
          <table:table-cell office:value-type="float" office:value="39568" table:style-name="ce38">
            <text:p>39.568</text:p>
          </table:table-cell>
          <table:table-cell office:value-type="percentage" office:value="0.83014434373950985" table:style-name="ce39">
            <text:p>83,0%</text:p>
          </table:table-cell>
          <table:table-cell office:value-type="float" office:value="12574" table:style-name="ce38">
            <text:p>12.574</text:p>
          </table:table-cell>
          <table:table-cell office:value-type="percentage" office:value="0.23748276578465258" table:style-name="ce39">
            <text:p>23,7%</text:p>
          </table:table-cell>
          <table:table-cell office:value-type="float" office:value="4711" table:style-name="ce38">
            <text:p>4.711</text:p>
          </table:table-cell>
          <table:table-cell office:value-type="percentage" office:value="0.11981484778351432" table:style-name="ce39">
            <text:p>12,0%</text:p>
          </table:table-cell>
          <table:table-cell office:value-type="float" office:value="3206" table:style-name="ce38">
            <text:p>3.206</text:p>
          </table:table-cell>
          <table:table-cell office:value-type="percentage" office:value="0.10525970188456235" table:style-name="ce39">
            <text:p>10,5%</text:p>
          </table:table-cell>
          <table:table-cell office:value-type="float" office:value="140" table:style-name="ce38">
            <text:p>140</text:p>
          </table:table-cell>
          <table:table-cell office:value-type="percentage" office:value="5.4833150556164809E-3" table:style-name="ce39">
            <text:p>0,5%</text:p>
          </table:table-cell>
          <table:table-cell office:value-type="float" office:value="136369" table:style-name="ce38">
            <text:p>136.36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8022326302074164" table:style-name="ce39">
            <text:p>4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932" table:style-name="ce38">
            <text:p>366.932</text:p>
          </table:table-cell>
          <table:table-cell office:value-type="percentage" office:value="1" table:style-name="ce39">
            <text:p>100,0%</text:p>
          </table:table-cell>
          <table:table-cell office:value-type="float" office:value="500483" table:style-name="ce38">
            <text:p>500.483</text:p>
          </table:table-cell>
          <table:table-cell office:value-type="percentage" office:value="0.95134209370800316" table:style-name="ce39">
            <text:p>95,1%</text:p>
          </table:table-cell>
          <table:table-cell office:value-type="float" office:value="418157" table:style-name="ce38">
            <text:p>418.157</text:p>
          </table:table-cell>
          <table:table-cell office:value-type="percentage" office:value="0.59454475397505835" table:style-name="ce39">
            <text:p>59,5%</text:p>
          </table:table-cell>
          <table:table-cell office:value-type="float" office:value="759765" table:style-name="ce38">
            <text:p>759.765</text:p>
          </table:table-cell>
          <table:table-cell office:value-type="percentage" office:value="0.7810220778940421" table:style-name="ce39">
            <text:p>78,1%</text:p>
          </table:table-cell>
          <table:table-cell office:value-type="float" office:value="263076" table:style-name="ce38">
            <text:p>263.076</text:p>
          </table:table-cell>
          <table:table-cell office:value-type="percentage" office:value="0.22562825318983062" table:style-name="ce39">
            <text:p>22,6%</text:p>
          </table:table-cell>
          <table:table-cell office:value-type="float" office:value="115673" table:style-name="ce38">
            <text:p>115.673</text:p>
          </table:table-cell>
          <table:table-cell office:value-type="percentage" office:value="0.12180721115370034" table:style-name="ce39">
            <text:p>12,2%</text:p>
          </table:table-cell>
          <table:table-cell office:value-type="float" office:value="78782" table:style-name="ce38">
            <text:p>78.782</text:p>
          </table:table-cell>
          <table:table-cell office:value-type="percentage" office:value="0.10610727633927068" table:style-name="ce39">
            <text:p>10,6%</text:p>
          </table:table-cell>
          <table:table-cell office:value-type="float" office:value="3847" table:style-name="ce38">
            <text:p>3.847</text:p>
          </table:table-cell>
          <table:table-cell office:value-type="percentage" office:value="6.9497888145795619E-3" table:style-name="ce39">
            <text:p>0,7%</text:p>
          </table:table-cell>
          <table:table-cell office:value-type="float" office:value="2506715" table:style-name="ce38">
            <text:p>2.506.715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1932777143686861" table:style-name="ce39">
            <text:p>4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066" table:style-name="ce38">
            <text:p>72.066</text:p>
          </table:table-cell>
          <table:table-cell office:value-type="percentage" office:value="1" table:style-name="ce39">
            <text:p>100,0%</text:p>
          </table:table-cell>
          <table:table-cell office:value-type="float" office:value="97750" table:style-name="ce38">
            <text:p>97.750</text:p>
          </table:table-cell>
          <table:table-cell office:value-type="percentage" office:value="0.94996064101691946" table:style-name="ce39">
            <text:p>95,0%</text:p>
          </table:table-cell>
          <table:table-cell office:value-type="float" office:value="64960" table:style-name="ce38">
            <text:p>64.960</text:p>
          </table:table-cell>
          <table:table-cell office:value-type="percentage" office:value="0.44217849144708632" table:style-name="ce39">
            <text:p>44,2%</text:p>
          </table:table-cell>
          <table:table-cell office:value-type="float" office:value="171906" table:style-name="ce38">
            <text:p>171.906</text:p>
          </table:table-cell>
          <table:table-cell office:value-type="percentage" office:value="0.80610158682522415" table:style-name="ce39">
            <text:p>80,6%</text:p>
          </table:table-cell>
          <table:table-cell office:value-type="float" office:value="100014" table:style-name="ce38">
            <text:p>100.014</text:p>
          </table:table-cell>
          <table:table-cell office:value-type="percentage" office:value="0.39351267130159706" table:style-name="ce39">
            <text:p>39,4%</text:p>
          </table:table-cell>
          <table:table-cell office:value-type="float" office:value="21859" table:style-name="ce38">
            <text:p>21.859</text:p>
          </table:table-cell>
          <table:table-cell office:value-type="percentage" office:value="0.10458701549738521" table:style-name="ce39">
            <text:p>10,5%</text:p>
          </table:table-cell>
          <table:table-cell office:value-type="float" office:value="15953" table:style-name="ce38">
            <text:p>15.953</text:p>
          </table:table-cell>
          <table:table-cell office:value-type="percentage" office:value="9.2616459987924393E-2" table:style-name="ce39">
            <text:p>9,3%</text:p>
          </table:table-cell>
          <table:table-cell office:value-type="float" office:value="797" table:style-name="ce38">
            <text:p>797</text:p>
          </table:table-cell>
          <table:table-cell office:value-type="percentage" office:value="5.6168689303282733E-3" table:style-name="ce39">
            <text:p>0,6%</text:p>
          </table:table-cell>
          <table:table-cell office:value-type="float" office:value="545305" table:style-name="ce38">
            <text:p>545.30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1621983044521299" table:style-name="ce39">
            <text:p>4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60" table:style-name="ce38">
            <text:p>41.860</text:p>
          </table:table-cell>
          <table:table-cell office:value-type="percentage" office:value="1" table:style-name="ce39">
            <text:p>100,0%</text:p>
          </table:table-cell>
          <table:table-cell office:value-type="float" office:value="55343" table:style-name="ce38">
            <text:p>55.343</text:p>
          </table:table-cell>
          <table:table-cell office:value-type="percentage" office:value="0.9919522512188127" table:style-name="ce39">
            <text:p>99,2%</text:p>
          </table:table-cell>
          <table:table-cell office:value-type="float" office:value="27994" table:style-name="ce38">
            <text:p>27.994</text:p>
          </table:table-cell>
          <table:table-cell office:value-type="percentage" office:value="0.37909647364714805" table:style-name="ce39">
            <text:p>37,9%</text:p>
          </table:table-cell>
          <table:table-cell office:value-type="float" office:value="84485" table:style-name="ce38">
            <text:p>84.485</text:p>
          </table:table-cell>
          <table:table-cell office:value-type="percentage" office:value="0.87373570231865472" table:style-name="ce39">
            <text:p>87,4%</text:p>
          </table:table-cell>
          <table:table-cell office:value-type="float" office:value="42129" table:style-name="ce38">
            <text:p>42.129</text:p>
          </table:table-cell>
          <table:table-cell office:value-type="percentage" office:value="0.39007610970167217" table:style-name="ce39">
            <text:p>39,0%</text:p>
          </table:table-cell>
          <table:table-cell office:value-type="float" office:value="11080" table:style-name="ce38">
            <text:p>11.080</text:p>
          </table:table-cell>
          <table:table-cell office:value-type="percentage" office:value="0.1362166681009577" table:style-name="ce39">
            <text:p>13,6%</text:p>
          </table:table-cell>
          <table:table-cell office:value-type="float" office:value="7560" table:style-name="ce38">
            <text:p>7.560</text:p>
          </table:table-cell>
          <table:table-cell office:value-type="percentage" office:value="0.11096921925227883" table:style-name="ce39">
            <text:p>11,1%</text:p>
          </table:table-cell>
          <table:table-cell office:value-type="float" office:value="319" table:style-name="ce38">
            <text:p>319</text:p>
          </table:table-cell>
          <table:table-cell office:value-type="percentage" office:value="5.6572320351847907E-3" table:style-name="ce39">
            <text:p>0,6%</text:p>
          </table:table-cell>
          <table:table-cell office:value-type="float" office:value="270770" table:style-name="ce38">
            <text:p>270.77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6575752467515491" table:style-name="ce39">
            <text:p>46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103" table:style-name="ce38">
            <text:p>159.103</text:p>
          </table:table-cell>
          <table:table-cell office:value-type="percentage" office:value="1.0072997784108895" table:style-name="ce39">
            <text:p>100,7%</text:p>
          </table:table-cell>
          <table:table-cell office:value-type="float" office:value="208080" table:style-name="ce38">
            <text:p>208.080</text:p>
          </table:table-cell>
          <table:table-cell office:value-type="percentage" office:value="0.97653005195207454" table:style-name="ce39">
            <text:p>97,7%</text:p>
          </table:table-cell>
          <table:table-cell office:value-type="float" office:value="149518" table:style-name="ce38">
            <text:p>149.518</text:p>
          </table:table-cell>
          <table:table-cell office:value-type="percentage" office:value="0.53376600659005635" table:style-name="ce39">
            <text:p>53,4%</text:p>
          </table:table-cell>
          <table:table-cell office:value-type="float" office:value="270172" table:style-name="ce38">
            <text:p>270.172</text:p>
          </table:table-cell>
          <table:table-cell office:value-type="percentage" office:value="0.7946772869929436" table:style-name="ce39">
            <text:p>79,5%</text:p>
          </table:table-cell>
          <table:table-cell office:value-type="float" office:value="82339" table:style-name="ce38">
            <text:p>82.339</text:p>
          </table:table-cell>
          <table:table-cell office:value-type="percentage" office:value="0.22737226378153882" table:style-name="ce39">
            <text:p>22,7%</text:p>
          </table:table-cell>
          <table:table-cell office:value-type="float" office:value="34615" table:style-name="ce38">
            <text:p>34.615</text:p>
          </table:table-cell>
          <table:table-cell office:value-type="percentage" office:value="0.13285714834019721" table:style-name="ce39">
            <text:p>13,3%</text:p>
          </table:table-cell>
          <table:table-cell office:value-type="float" office:value="24997" table:style-name="ce38">
            <text:p>24.997</text:p>
          </table:table-cell>
          <table:table-cell office:value-type="percentage" office:value="0.12403366181388749" table:style-name="ce39">
            <text:p>12,4%</text:p>
          </table:table-cell>
          <table:table-cell office:value-type="float" office:value="1107" table:style-name="ce38">
            <text:p>1.107</text:p>
          </table:table-cell>
          <table:table-cell office:value-type="percentage" office:value="6.5656026475926126E-3" table:style-name="ce39">
            <text:p>0,7%</text:p>
          </table:table-cell>
          <table:table-cell office:value-type="float" office:value="929931" table:style-name="ce38">
            <text:p>929.93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6872868827380626" table:style-name="ce39">
            <text:p>46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28" table:style-name="ce38">
            <text:p>2.328</text:p>
          </table:table-cell>
          <table:table-cell office:value-type="percentage" office:value="0.89366602687140118" table:style-name="ce39">
            <text:p>89,4%</text:p>
          </table:table-cell>
          <table:table-cell office:value-type="float" office:value="3736" table:style-name="ce38">
            <text:p>3.736</text:p>
          </table:table-cell>
          <table:table-cell office:value-type="percentage" office:value="0.86521537748957855" table:style-name="ce39">
            <text:p>86,5%</text:p>
          </table:table-cell>
          <table:table-cell office:value-type="float" office:value="3669" table:style-name="ce38">
            <text:p>3.669</text:p>
          </table:table-cell>
          <table:table-cell office:value-type="percentage" office:value="0.46697212676594119" table:style-name="ce39">
            <text:p>46,7%</text:p>
          </table:table-cell>
          <table:table-cell office:value-type="float" office:value="9191" table:style-name="ce38">
            <text:p>9.191</text:p>
          </table:table-cell>
          <table:table-cell office:value-type="percentage" office:value="0.79534440983039112" table:style-name="ce39">
            <text:p>79,5%</text:p>
          </table:table-cell>
          <table:table-cell office:value-type="float" office:value="8525" table:style-name="ce38">
            <text:p>8.525</text:p>
          </table:table-cell>
          <table:table-cell office:value-type="percentage" office:value="0.67433950324315772" table:style-name="ce39">
            <text:p>67,4%</text:p>
          </table:table-cell>
          <table:table-cell office:value-type="float" office:value="2188" table:style-name="ce38">
            <text:p>2.188</text:p>
          </table:table-cell>
          <table:table-cell office:value-type="percentage" office:value="0.18395829830166471" table:style-name="ce39">
            <text:p>18,4%</text:p>
          </table:table-cell>
          <table:table-cell office:value-type="float" office:value="1287" table:style-name="ce38">
            <text:p>1.287</text:p>
          </table:table-cell>
          <table:table-cell office:value-type="percentage" office:value="0.11735205616850551" table:style-name="ce39">
            <text:p>11,7%</text:p>
          </table:table-cell>
          <table:table-cell office:value-type="float" office:value="106" table:style-name="ce38">
            <text:p>106</text:p>
          </table:table-cell>
          <table:table-cell office:value-type="percentage" office:value="1.1615165461319308E-2" table:style-name="ce39">
            <text:p>1,2%</text:p>
          </table:table-cell>
          <table:table-cell office:value-type="float" office:value="31030" table:style-name="ce38">
            <text:p>31.03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3725780314239415" table:style-name="ce39">
            <text:p>43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86" table:style-name="ce38">
            <text:p>1.886</text:p>
          </table:table-cell>
          <table:table-cell office:value-type="percentage" office:value="0.80289484887186036" table:style-name="ce39">
            <text:p>80,3%</text:p>
          </table:table-cell>
          <table:table-cell office:value-type="float" office:value="3084" table:style-name="ce38">
            <text:p>3.084</text:p>
          </table:table-cell>
          <table:table-cell office:value-type="percentage" office:value="0.82283884738527213" table:style-name="ce39">
            <text:p>82,3%</text:p>
          </table:table-cell>
          <table:table-cell office:value-type="float" office:value="5218" table:style-name="ce38">
            <text:p>5.218</text:p>
          </table:table-cell>
          <table:table-cell office:value-type="percentage" office:value="0.66666666666666663" table:style-name="ce39">
            <text:p>66,7%</text:p>
          </table:table-cell>
          <table:table-cell office:value-type="float" office:value="8484" table:style-name="ce38">
            <text:p>8.484</text:p>
          </table:table-cell>
          <table:table-cell office:value-type="percentage" office:value="0.75086290822196655" table:style-name="ce39">
            <text:p>75,1%</text:p>
          </table:table-cell>
          <table:table-cell office:value-type="float" office:value="8207" table:style-name="ce38">
            <text:p>8.207</text:p>
          </table:table-cell>
          <table:table-cell office:value-type="percentage" office:value="0.683802699550075" table:style-name="ce39">
            <text:p>68,4%</text:p>
          </table:table-cell>
          <table:table-cell office:value-type="float" office:value="2587" table:style-name="ce38">
            <text:p>2.587</text:p>
          </table:table-cell>
          <table:table-cell office:value-type="percentage" office:value="0.21322014341053325" table:style-name="ce39">
            <text:p>21,3%</text:p>
          </table:table-cell>
          <table:table-cell office:value-type="float" office:value="1237" table:style-name="ce38">
            <text:p>1.237</text:p>
          </table:table-cell>
          <table:table-cell office:value-type="percentage" office:value="0.10312630262609421" table:style-name="ce39">
            <text:p>10,3%</text:p>
          </table:table-cell>
          <table:table-cell office:value-type="float" office:value="23" table:style-name="ce38">
            <text:p>23</text:p>
          </table:table-cell>
          <table:table-cell office:value-type="percentage" office:value="2.4023396699394193E-3" table:style-name="ce39">
            <text:p>0,2%</text:p>
          </table:table-cell>
          <table:table-cell office:value-type="float" office:value="30726" table:style-name="ce38">
            <text:p>30.72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3320597233775571" table:style-name="ce39">
            <text:p>43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599" table:style-name="ce38">
            <text:p>2.599</text:p>
          </table:table-cell>
          <table:table-cell office:value-type="string" table:style-name="ce39">
            <text:p>-</text:p>
          </table:table-cell>
          <table:table-cell office:value-type="float" office:value="7605" table:style-name="ce38">
            <text:p>7.605</text:p>
          </table:table-cell>
          <table:table-cell office:value-type="string" table:style-name="ce39">
            <text:p>-</text:p>
          </table:table-cell>
          <table:table-cell office:value-type="float" office:value="16367" table:style-name="ce38">
            <text:p>16.367</text:p>
          </table:table-cell>
          <table:table-cell office:value-type="string" table:style-name="ce39">
            <text:p>-</text:p>
          </table:table-cell>
          <table:table-cell office:value-type="float" office:value="20924" table:style-name="ce38">
            <text:p>20.924</text:p>
          </table:table-cell>
          <table:table-cell office:value-type="string" table:style-name="ce39">
            <text:p>-</text:p>
          </table:table-cell>
          <table:table-cell office:value-type="float" office:value="14159" table:style-name="ce38">
            <text:p>14.159</text:p>
          </table:table-cell>
          <table:table-cell office:value-type="string" table:style-name="ce39">
            <text:p>-</text:p>
          </table:table-cell>
          <table:table-cell office:value-type="float" office:value="417" table:style-name="ce38">
            <text:p>417</text:p>
          </table:table-cell>
          <table:table-cell office:value-type="string" table:style-name="ce39">
            <text:p>-</text:p>
          </table:table-cell>
          <table:table-cell office:value-type="float" office:value="62104" table:style-name="ce38">
            <text:p>62.10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4" table:style-name="ce46">
            <text:p>4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7">
            <text:p>-</text:p>
          </table:table-cell>
          <table:table-cell office:value-type="float" office:value="41" table:style-name="ce46">
            <text:p>41</text:p>
          </table:table-cell>
          <table:table-cell office:value-type="string" table:style-name="ce47">
            <text:p>-</text:p>
          </table:table-cell>
          <table:table-cell office:value-type="float" office:value="183" table:style-name="ce46">
            <text:p>183</text:p>
          </table:table-cell>
          <table:table-cell office:value-type="string" table:style-name="ce47">
            <text:p>-</text:p>
          </table:table-cell>
          <table:table-cell office:value-type="float" office:value="229" table:style-name="ce46">
            <text:p>229</text:p>
          </table:table-cell>
          <table:table-cell office:value-type="string" table:style-name="ce47">
            <text:p>-</text:p>
          </table:table-cell>
          <table:table-cell office:value-type="float" office:value="186" table:style-name="ce46">
            <text:p>186</text:p>
          </table:table-cell>
          <table:table-cell office:value-type="string" table:style-name="ce47">
            <text:p>-</text:p>
          </table:table-cell>
          <table:table-cell office:value-type="float" office:value="97" table:style-name="ce46">
            <text:p>97</text:p>
          </table:table-cell>
          <table:table-cell office:value-type="string" table:style-name="ce47">
            <text:p>-</text:p>
          </table:table-cell>
          <table:table-cell office:value-type="float" office:value="7" table:style-name="ce46">
            <text:p>7</text:p>
          </table:table-cell>
          <table:table-cell office:value-type="string" table:style-name="ce47">
            <text:p>-</text:p>
          </table:table-cell>
          <table:table-cell office:value-type="float" office:value="751" table:style-name="ce46">
            <text:p>75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71161" table:style-name="ce43">
            <text:p>2.871.161</text:p>
          </table:table-cell>
          <table:table-cell office:value-type="percentage" office:value="1" table:style-name="ce44">
            <text:p>100,0%</text:p>
          </table:table-cell>
          <table:table-cell office:value-type="float" office:value="3834455" table:style-name="ce43">
            <text:p>3.834.455</text:p>
          </table:table-cell>
          <table:table-cell office:value-type="percentage" office:value="0.96828571392496798" table:style-name="ce44">
            <text:p>96,8%</text:p>
          </table:table-cell>
          <table:table-cell office:value-type="float" office:value="2712375" table:style-name="ce43">
            <text:p>2.712.375</text:p>
          </table:table-cell>
          <table:table-cell office:value-type="percentage" office:value="0.50822224379078373" table:style-name="ce44">
            <text:p>50,8%</text:p>
          </table:table-cell>
          <table:table-cell office:value-type="float" office:value="5448081" table:style-name="ce43">
            <text:p>5.448.081</text:p>
          </table:table-cell>
          <table:table-cell office:value-type="percentage" office:value="0.77461168332502528" table:style-name="ce44">
            <text:p>77,5%</text:p>
          </table:table-cell>
          <table:table-cell office:value-type="float" office:value="2298873" table:style-name="ce43">
            <text:p>2.298.873</text:p>
          </table:table-cell>
          <table:table-cell office:value-type="percentage" office:value="0.29130126865606393" table:style-name="ce44">
            <text:p>29,1%</text:p>
          </table:table-cell>
          <table:table-cell office:value-type="float" office:value="766690" table:style-name="ce43">
            <text:p>766.690</text:p>
          </table:table-cell>
          <table:table-cell office:value-type="percentage" office:value="0.1230562453183205" table:style-name="ce44">
            <text:p>12,3%</text:p>
          </table:table-cell>
          <table:table-cell office:value-type="float" office:value="509602" table:style-name="ce43">
            <text:p>509.602</text:p>
          </table:table-cell>
          <table:table-cell office:value-type="percentage" office:value="0.10306149689360601" table:style-name="ce44">
            <text:p>10,3%</text:p>
          </table:table-cell>
          <table:table-cell office:value-type="float" office:value="25125" table:style-name="ce43">
            <text:p>25.125</text:p>
          </table:table-cell>
          <table:table-cell office:value-type="percentage" office:value="6.4610513679942277E-3" table:style-name="ce44">
            <text:p>0,6%</text:p>
          </table:table-cell>
          <table:table-cell office:value-type="float" office:value="18466362" table:style-name="ce43">
            <text:p>18.466.362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43842445031884864" table:style-name="ce44">
            <text:p>43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02T15:03:04Z</meta:creation-date>
    <dc:date>2021-07-02T15:03:46Z</dc:date>
  </office:meta>
</office:document-meta>
</file>